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05"/>
        </table:table-row>
        <table:table-row table:style-name="ro8" table:visibility="collapse">
          <table:table-cell table:style-name="ce11"/>
          <table:table-cell table:style-name="ce23" table:number-columns-repeated="501"/>
          <table:table-cell table:style-name="ce12"/>
          <table:table-cell table:style-name="Default" table:number-columns-repeated="16"/>
          <table:table-cell table:style-name="ce12" table:number-columns-repeated="505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SH6])" office:value-type="float" office:value="2646">
            <text:p>2646,0</text:p>
          </table:table-cell>
          <table:table-cell table:style-name="ce25"/>
          <table:table-cell table:style-name="ce25" table:formula="of:=SUM([.D7:.D54])" office:value-type="float" office:value="0">
            <text:p>0,0</text:p>
          </table:table-cell>
          <table:table-cell table:style-name="ce25" table:formula="of:=SUM([.E7:.E54])" office:value-type="float" office:value="11">
            <text:p>11,0</text:p>
          </table:table-cell>
          <table:table-cell table:style-name="ce25" table:formula="of:=SUM([.F7:.F54])" office:value-type="float" office:value="0.5">
            <text:p>0,5</text:p>
          </table:table-cell>
          <table:table-cell table:style-name="ce25" table:formula="of:=SUM([.G7:.G54])" office:value-type="float" office:value="1">
            <text:p>1,0</text:p>
          </table:table-cell>
          <table:table-cell table:style-name="ce25" table:formula="of:=SUM([.H7:.H54])" office:value-type="float" office:value="7">
            <text:p>7,0</text:p>
          </table:table-cell>
          <table:table-cell table:style-name="ce25" table:formula="of:=SUM([.I7:.I54])" office:value-type="float" office:value="8">
            <text:p>8,0</text:p>
          </table:table-cell>
          <table:table-cell table:style-name="ce25" table:formula="of:=SUM([.J7:.J54])" office:value-type="float" office:value="10.5">
            <text:p>10,5</text:p>
          </table:table-cell>
          <table:table-cell table:style-name="ce25" table:formula="of:=SUM([.K7:.K54])" office:value-type="float" office:value="10.5">
            <text:p>10,5</text:p>
          </table:table-cell>
          <table:table-cell table:style-name="ce25" table:formula="of:=SUM([.L7:.L54])" office:value-type="float" office:value="8">
            <text:p>8,0</text:p>
          </table:table-cell>
          <table:table-cell table:style-name="ce25" table:formula="of:=SUM([.M7:.M54])" office:value-type="float" office:value="4">
            <text:p>4,0</text:p>
          </table:table-cell>
          <table:table-cell table:style-name="ce25" table:formula="of:=SUM([.N7:.N54])" office:value-type="float" office:value="0">
            <text:p>0,0</text:p>
          </table:table-cell>
          <table:table-cell table:style-name="ce25" table:formula="of:=SUM([.O7:.O54])" office:value-type="float" office:value="7">
            <text:p>7,0</text:p>
          </table:table-cell>
          <table:table-cell table:style-name="ce25" table:formula="of:=SUM([.P7:.P54])" office:value-type="float" office:value="10">
            <text:p>10,0</text:p>
          </table:table-cell>
          <table:table-cell table:style-name="ce25" table:formula="of:=SUM([.Q7:.Q54])" office:value-type="float" office:value="9">
            <text:p>9,0</text:p>
          </table:table-cell>
          <table:table-cell table:style-name="ce25" table:formula="of:=SUM([.R7:.R54])" office:value-type="float" office:value="8">
            <text:p>8,0</text:p>
          </table:table-cell>
          <table:table-cell table:style-name="ce25" table:formula="of:=SUM([.S7:.S54])" office:value-type="float" office:value="5">
            <text:p>5,0</text:p>
          </table:table-cell>
          <table:table-cell table:style-name="ce25" table:formula="of:=SUM([.T7:.T54])" office:value-type="float" office:value="0">
            <text:p>0,0</text:p>
          </table:table-cell>
          <table:table-cell table:style-name="ce25" table:formula="of:=SUM([.U7:.U54])" office:value-type="float" office:value="1">
            <text:p>1,0</text:p>
          </table:table-cell>
          <table:table-cell table:style-name="ce25" table:formula="of:=SUM([.V7:.V54])" office:value-type="float" office:value="7">
            <text:p>7,0</text:p>
          </table:table-cell>
          <table:table-cell table:style-name="ce25" table:formula="of:=SUM([.W7:.W54])" office:value-type="float" office:value="6.5">
            <text:p>6,5</text:p>
          </table:table-cell>
          <table:table-cell table:style-name="ce25" table:formula="of:=SUM([.X7:.X54])" office:value-type="float" office:value="8.5">
            <text:p>8,5</text:p>
          </table:table-cell>
          <table:table-cell table:style-name="ce25" table:formula="of:=SUM([.Y7:.Y54])" office:value-type="float" office:value="9">
            <text:p>9,0</text:p>
          </table:table-cell>
          <table:table-cell table:style-name="ce25" table:formula="of:=SUM([.Z7:.Z54])" office:value-type="float" office:value="8.5">
            <text:p>8,5</text:p>
          </table:table-cell>
          <table:table-cell table:style-name="ce25" table:formula="of:=SUM([.AA7:.AA54])" office:value-type="float" office:value="0">
            <text:p>0,0</text:p>
          </table:table-cell>
          <table:table-cell table:style-name="ce25" table:formula="of:=SUM([.AB7:.AB54])" office:value-type="float" office:value="0">
            <text:p>0,0</text:p>
          </table:table-cell>
          <table:table-cell table:style-name="ce25" table:formula="of:=SUM([.AC7:.AC54])" office:value-type="float" office:value="6">
            <text:p>6,0</text:p>
          </table:table-cell>
          <table:table-cell table:style-name="ce25" table:formula="of:=SUM([.AD7:.AD54])" office:value-type="float" office:value="7.5">
            <text:p>7,5</text:p>
          </table:table-cell>
          <table:table-cell table:style-name="ce25" table:formula="of:=SUM([.AE7:.AE54])" office:value-type="float" office:value="0">
            <text:p>0,0</text:p>
          </table:table-cell>
          <table:table-cell table:style-name="ce25" table:formula="of:=SUM([.AF7:.AF54])" office:value-type="float" office:value="6.5">
            <text:p>6,5</text:p>
          </table:table-cell>
          <table:table-cell table:style-name="ce25" table:formula="of:=SUM([.AG7:.AG54])" office:value-type="float" office:value="9">
            <text:p>9,0</text:p>
          </table:table-cell>
          <table:table-cell table:style-name="ce25" table:formula="of:=SUM([.AH7:.AH54])" office:value-type="float" office:value="2.5">
            <text:p>2,5</text:p>
          </table:table-cell>
          <table:table-cell table:style-name="ce25" table:formula="of:=SUM([.AI7:.AI54])" office:value-type="float" office:value="4.5">
            <text:p>4,5</text:p>
          </table:table-cell>
          <table:table-cell table:style-name="ce25" table:formula="of:=SUM([.AJ7:.AJ54])" office:value-type="float" office:value="6">
            <text:p>6,0</text:p>
          </table:table-cell>
          <table:table-cell table:style-name="ce25" table:formula="of:=SUM([.AK7:.AK54])" office:value-type="float" office:value="7">
            <text:p>7,0</text:p>
          </table:table-cell>
          <table:table-cell table:style-name="ce25" table:formula="of:=SUM([.AL7:.AL54])" office:value-type="float" office:value="11">
            <text:p>11,0</text:p>
          </table:table-cell>
          <table:table-cell table:style-name="ce25" table:formula="of:=SUM([.AM7:.AM54])" office:value-type="float" office:value="13.5">
            <text:p>13,5</text:p>
          </table:table-cell>
          <table:table-cell table:style-name="ce25" table:formula="of:=SUM([.AN7:.AN54])" office:value-type="float" office:value="10.5">
            <text:p>10,5</text:p>
          </table:table-cell>
          <table:table-cell table:style-name="ce25" table:formula="of:=SUM([.AO7:.AO54])" office:value-type="float" office:value="0">
            <text:p>0,0</text:p>
          </table:table-cell>
          <table:table-cell table:style-name="ce25" table:formula="of:=SUM([.AP7:.AP54])" office:value-type="float" office:value="1">
            <text:p>1,0</text:p>
          </table:table-cell>
          <table:table-cell table:style-name="ce25" table:formula="of:=SUM([.AQ7:.AQ54])" office:value-type="float" office:value="0">
            <text:p>0,0</text:p>
          </table:table-cell>
          <table:table-cell table:style-name="ce25" table:formula="of:=SUM([.AR7:.AR54])" office:value-type="float" office:value="9">
            <text:p>9,0</text:p>
          </table:table-cell>
          <table:table-cell table:style-name="ce25" table:formula="of:=SUM([.AS7:.AS54])" office:value-type="float" office:value="10">
            <text:p>10,0</text:p>
          </table:table-cell>
          <table:table-cell table:style-name="ce25" table:formula="of:=SUM([.AT7:.AT54])" office:value-type="float" office:value="7.5">
            <text:p>7,5</text:p>
          </table:table-cell>
          <table:table-cell table:style-name="ce25" table:formula="of:=SUM([.AU7:.AU54])" office:value-type="float" office:value="0">
            <text:p>0,0</text:p>
          </table:table-cell>
          <table:table-cell table:style-name="ce25" table:formula="of:=SUM([.AV7:.AV54])" office:value-type="float" office:value="0">
            <text:p>0,0</text:p>
          </table:table-cell>
          <table:table-cell table:style-name="ce25" table:formula="of:=SUM([.AW7:.AW54])" office:value-type="float" office:value="3.5">
            <text:p>3,5</text:p>
          </table:table-cell>
          <table:table-cell table:style-name="ce25" table:formula="of:=SUM([.AX7:.AX54])" office:value-type="float" office:value="8">
            <text:p>8,0</text:p>
          </table:table-cell>
          <table:table-cell table:style-name="ce25" table:formula="of:=SUM([.AY7:.AY54])" office:value-type="float" office:value="10.5">
            <text:p>10,5</text:p>
          </table:table-cell>
          <table:table-cell table:style-name="ce25" table:formula="of:=SUM([.AZ7:.AZ54])" office:value-type="float" office:value="9.5">
            <text:p>9,5</text:p>
          </table:table-cell>
          <table:table-cell table:style-name="ce25" table:formula="of:=SUM([.BA7:.BA54])" office:value-type="float" office:value="8.5">
            <text:p>8,5</text:p>
          </table:table-cell>
          <table:table-cell table:style-name="ce25" table:formula="of:=SUM([.BB7:.BB54])" office:value-type="float" office:value="8">
            <text:p>8,0</text:p>
          </table:table-cell>
          <table:table-cell table:style-name="ce25" table:formula="of:=SUM([.BC7:.BC54])" office:value-type="float" office:value="3">
            <text:p>3,0</text:p>
          </table:table-cell>
          <table:table-cell table:style-name="ce25" table:formula="of:=SUM([.BD7:.BD54])" office:value-type="float" office:value="0">
            <text:p>0,0</text:p>
          </table:table-cell>
          <table:table-cell table:style-name="ce25" table:formula="of:=SUM([.BE7:.BE54])" office:value-type="float" office:value="12">
            <text:p>12,0</text:p>
          </table:table-cell>
          <table:table-cell table:style-name="ce25" table:formula="of:=SUM([.BF7:.BF54])" office:value-type="float" office:value="0">
            <text:p>0,0</text:p>
          </table:table-cell>
          <table:table-cell table:style-name="ce25" table:formula="of:=SUM([.BG7:.BG54])" office:value-type="float" office:value="9">
            <text:p>9,0</text:p>
          </table:table-cell>
          <table:table-cell table:style-name="ce25" table:formula="of:=SUM([.BH7:.BH54])" office:value-type="float" office:value="9.5">
            <text:p>9,5</text:p>
          </table:table-cell>
          <table:table-cell table:style-name="ce25" table:formula="of:=SUM([.BI7:.BI54])" office:value-type="float" office:value="10">
            <text:p>10,0</text:p>
          </table:table-cell>
          <table:table-cell table:style-name="ce25" table:formula="of:=SUM([.BJ7:.BJ54])" office:value-type="float" office:value="5">
            <text:p>5,0</text:p>
          </table:table-cell>
          <table:table-cell table:style-name="ce25" table:formula="of:=SUM([.BK7:.BK54])" office:value-type="float" office:value="5">
            <text:p>5,0</text:p>
          </table:table-cell>
          <table:table-cell table:style-name="ce25" table:formula="of:=SUM([.BL7:.BL54])" office:value-type="float" office:value="8">
            <text:p>8,0</text:p>
          </table:table-cell>
          <table:table-cell table:style-name="ce25" table:formula="of:=SUM([.BM7:.BM54])" office:value-type="float" office:value="9">
            <text:p>9,0</text:p>
          </table:table-cell>
          <table:table-cell table:style-name="ce25" table:formula="of:=SUM([.BN7:.BN54])" office:value-type="float" office:value="7">
            <text:p>7,0</text:p>
          </table:table-cell>
          <table:table-cell table:style-name="ce25" table:formula="of:=SUM([.BO7:.BO54])" office:value-type="float" office:value="8">
            <text:p>8,0</text:p>
          </table:table-cell>
          <table:table-cell table:style-name="ce25" table:formula="of:=SUM([.BP7:.BP54])" office:value-type="float" office:value="9">
            <text:p>9,0</text:p>
          </table:table-cell>
          <table:table-cell table:style-name="ce25" table:formula="of:=SUM([.BQ7:.BQ54])" office:value-type="float" office:value="0">
            <text:p>0,0</text:p>
          </table:table-cell>
          <table:table-cell table:style-name="ce25" table:formula="of:=SUM([.BR7:.BR54])" office:value-type="float" office:value="0">
            <text:p>0,0</text:p>
          </table:table-cell>
          <table:table-cell table:style-name="ce25" table:formula="of:=SUM([.BS7:.BS54])" office:value-type="float" office:value="7.5">
            <text:p>7,5</text:p>
          </table:table-cell>
          <table:table-cell table:style-name="ce25" table:formula="of:=SUM([.BT7:.BT54])" office:value-type="float" office:value="6.5">
            <text:p>6,5</text:p>
          </table:table-cell>
          <table:table-cell table:style-name="ce25" table:formula="of:=SUM([.BU7:.BU54])" office:value-type="float" office:value="8.5">
            <text:p>8,5</text:p>
          </table:table-cell>
          <table:table-cell table:style-name="ce25" table:formula="of:=SUM([.BV7:.BV54])" office:value-type="float" office:value="9">
            <text:p>9,0</text:p>
          </table:table-cell>
          <table:table-cell table:style-name="ce25" table:formula="of:=SUM([.BW7:.BW54])" office:value-type="float" office:value="8">
            <text:p>8,0</text:p>
          </table:table-cell>
          <table:table-cell table:style-name="ce25" table:formula="of:=SUM([.BX7:.BX54])" office:value-type="float" office:value="0">
            <text:p>0,0</text:p>
          </table:table-cell>
          <table:table-cell table:style-name="ce25" table:formula="of:=SUM([.BY7:.BY54])" office:value-type="float" office:value="6.5">
            <text:p>6,5</text:p>
          </table:table-cell>
          <table:table-cell table:style-name="ce25" table:formula="of:=SUM([.BZ7:.BZ54])" office:value-type="float" office:value="0">
            <text:p>0,0</text:p>
          </table:table-cell>
          <table:table-cell table:style-name="ce25" table:formula="of:=SUM([.CA7:.CA54])" office:value-type="float" office:value="4.5">
            <text:p>4,5</text:p>
          </table:table-cell>
          <table:table-cell table:style-name="ce25" table:formula="of:=SUM([.CB7:.CB54])" office:value-type="float" office:value="9">
            <text:p>9,0</text:p>
          </table:table-cell>
          <table:table-cell table:style-name="ce25" table:formula="of:=SUM([.CC7:.CC54])" office:value-type="float" office:value="9">
            <text:p>9,0</text:p>
          </table:table-cell>
          <table:table-cell table:style-name="ce25" table:formula="of:=SUM([.CD7:.CD54])" office:value-type="float" office:value="8">
            <text:p>8,0</text:p>
          </table:table-cell>
          <table:table-cell table:style-name="ce25" table:formula="of:=SUM([.CE7:.CE54])" office:value-type="float" office:value="0">
            <text:p>0,0</text:p>
          </table:table-cell>
          <table:table-cell table:style-name="ce25" table:formula="of:=SUM([.CF7:.CF54])" office:value-type="float" office:value="0">
            <text:p>0,0</text:p>
          </table:table-cell>
          <table:table-cell table:style-name="ce25" table:formula="of:=SUM([.CG7:.CG54])" office:value-type="float" office:value="5.5">
            <text:p>5,5</text:p>
          </table:table-cell>
          <table:table-cell table:style-name="ce25" table:formula="of:=SUM([.CH7:.CH54])" office:value-type="float" office:value="8.5">
            <text:p>8,5</text:p>
          </table:table-cell>
          <table:table-cell table:style-name="ce25" table:formula="of:=SUM([.CI7:.CI54])" office:value-type="float" office:value="8">
            <text:p>8,0</text:p>
          </table:table-cell>
          <table:table-cell table:style-name="ce25" table:formula="of:=SUM([.CJ7:.CJ54])" office:value-type="float" office:value="8">
            <text:p>8,0</text:p>
          </table:table-cell>
          <table:table-cell table:style-name="ce25" table:formula="of:=SUM([.CK7:.CK54])" office:value-type="float" office:value="8">
            <text:p>8,0</text:p>
          </table:table-cell>
          <table:table-cell table:style-name="ce25" table:formula="of:=SUM([.CL7:.CL54])" office:value-type="float" office:value="0">
            <text:p>0,0</text:p>
          </table:table-cell>
          <table:table-cell table:style-name="ce25" table:formula="of:=SUM([.CM7:.CM54])" office:value-type="float" office:value="0">
            <text:p>0,0</text:p>
          </table:table-cell>
          <table:table-cell table:style-name="ce25" table:formula="of:=SUM([.CN7:.CN54])" office:value-type="float" office:value="3">
            <text:p>3,0</text:p>
          </table:table-cell>
          <table:table-cell table:style-name="ce25" table:formula="of:=SUM([.CO7:.CO54])" office:value-type="float" office:value="8.5">
            <text:p>8,5</text:p>
          </table:table-cell>
          <table:table-cell table:style-name="ce25" table:formula="of:=SUM([.CP7:.CP54])" office:value-type="float" office:value="8">
            <text:p>8,0</text:p>
          </table:table-cell>
          <table:table-cell table:style-name="ce25" table:formula="of:=SUM([.CQ7:.CQ54])" office:value-type="float" office:value="9.5">
            <text:p>9,5</text:p>
          </table:table-cell>
          <table:table-cell table:style-name="ce25" table:formula="of:=SUM([.CR7:.CR54])" office:value-type="float" office:value="4.5">
            <text:p>4,5</text:p>
          </table:table-cell>
          <table:table-cell table:style-name="ce25" table:formula="of:=SUM([.CS7:.CS54])" office:value-type="float" office:value="0">
            <text:p>0,0</text:p>
          </table:table-cell>
          <table:table-cell table:style-name="ce25" table:formula="of:=SUM([.CT7:.CT54])" office:value-type="float" office:value="0.5">
            <text:p>0,5</text:p>
          </table:table-cell>
          <table:table-cell table:style-name="ce25" table:formula="of:=SUM([.CU7:.CU54])" office:value-type="float" office:value="4">
            <text:p>4,0</text:p>
          </table:table-cell>
          <table:table-cell table:style-name="ce25" table:formula="of:=SUM([.CV7:.CV54])" office:value-type="float" office:value="0">
            <text:p>0,0</text:p>
          </table:table-cell>
          <table:table-cell table:style-name="ce25" table:formula="of:=SUM([.CW7:.CW54])" office:value-type="float" office:value="0.5">
            <text:p>0,5</text:p>
          </table:table-cell>
          <table:table-cell table:style-name="ce25" table:formula="of:=SUM([.CX7:.CX54])" office:value-type="float" office:value="7.5">
            <text:p>7,5</text:p>
          </table:table-cell>
          <table:table-cell table:style-name="ce25" table:formula="of:=SUM([.CY7:.CY54])" office:value-type="float" office:value="8.5">
            <text:p>8,5</text:p>
          </table:table-cell>
          <table:table-cell table:style-name="ce25" table:formula="of:=SUM([.CZ7:.CZ54])" office:value-type="float" office:value="2.5">
            <text:p>2,5</text:p>
          </table:table-cell>
          <table:table-cell table:style-name="ce25" table:formula="of:=SUM([.DA7:.DA54])" office:value-type="float" office:value="1.5">
            <text:p>1,5</text:p>
          </table:table-cell>
          <table:table-cell table:style-name="ce25" table:formula="of:=SUM([.DB7:.DB54])" office:value-type="float" office:value="7.5">
            <text:p>7,5</text:p>
          </table:table-cell>
          <table:table-cell table:style-name="ce25" table:formula="of:=SUM([.DC7:.DC54])" office:value-type="float" office:value="3">
            <text:p>3,0</text:p>
          </table:table-cell>
          <table:table-cell table:style-name="ce25" table:formula="of:=SUM([.DD7:.DD54])" office:value-type="float" office:value="7">
            <text:p>7,0</text:p>
          </table:table-cell>
          <table:table-cell table:style-name="ce25" table:formula="of:=SUM([.DE7:.DE54])" office:value-type="float" office:value="10">
            <text:p>10,0</text:p>
          </table:table-cell>
          <table:table-cell table:style-name="ce25" table:formula="of:=SUM([.DF7:.DF54])" office:value-type="float" office:value="8">
            <text:p>8,0</text:p>
          </table:table-cell>
          <table:table-cell table:style-name="ce25" table:formula="of:=SUM([.DG7:.DG54])" office:value-type="float" office:value="0">
            <text:p>0,0</text:p>
          </table:table-cell>
          <table:table-cell table:style-name="ce25" table:formula="of:=SUM([.DH7:.DH54])" office:value-type="float" office:value="2">
            <text:p>2,0</text:p>
          </table:table-cell>
          <table:table-cell table:style-name="ce25" table:formula="of:=SUM([.DI7:.DI54])" office:value-type="float" office:value="7">
            <text:p>7,0</text:p>
          </table:table-cell>
          <table:table-cell table:style-name="ce25" table:formula="of:=SUM([.DJ7:.DJ54])" office:value-type="float" office:value="7.5">
            <text:p>7,5</text:p>
          </table:table-cell>
          <table:table-cell table:style-name="ce25" table:formula="of:=SUM([.DK7:.DK54])" office:value-type="float" office:value="4.5">
            <text:p>4,5</text:p>
          </table:table-cell>
          <table:table-cell table:style-name="ce25" table:formula="of:=SUM([.DL7:.DL54])" office:value-type="float" office:value="15">
            <text:p>15,0</text:p>
          </table:table-cell>
          <table:table-cell table:style-name="ce25" table:formula="of:=SUM([.DM7:.DM54])" office:value-type="float" office:value="11">
            <text:p>11,0</text:p>
          </table:table-cell>
          <table:table-cell table:style-name="ce25" table:formula="of:=SUM([.DN7:.DN54])" office:value-type="float" office:value="0">
            <text:p>0,0</text:p>
          </table:table-cell>
          <table:table-cell table:style-name="ce25" table:formula="of:=SUM([.DO7:.DO54])" office:value-type="float" office:value="0">
            <text:p>0,0</text:p>
          </table:table-cell>
          <table:table-cell table:style-name="ce25" table:formula="of:=SUM([.DP7:.DP54])" office:value-type="float" office:value="11">
            <text:p>11,0</text:p>
          </table:table-cell>
          <table:table-cell table:style-name="ce25" table:formula="of:=SUM([.DQ7:.DQ54])" office:value-type="float" office:value="8.5">
            <text:p>8,5</text:p>
          </table:table-cell>
          <table:table-cell table:style-name="ce25" table:formula="of:=SUM([.DR7:.DR54])" office:value-type="float" office:value="10">
            <text:p>10,0</text:p>
          </table:table-cell>
          <table:table-cell table:style-name="ce25" table:formula="of:=SUM([.DS7:.DS54])" office:value-type="float" office:value="7.5">
            <text:p>7,5</text:p>
          </table:table-cell>
          <table:table-cell table:style-name="ce25" table:formula="of:=SUM([.DT7:.DT54])" office:value-type="float" office:value="4">
            <text:p>4,0</text:p>
          </table:table-cell>
          <table:table-cell table:style-name="ce25" table:formula="of:=SUM([.DU7:.DU54])" office:value-type="float" office:value="0">
            <text:p>0,0</text:p>
          </table:table-cell>
          <table:table-cell table:style-name="ce25" table:formula="of:=SUM([.DV7:.DV54])" office:value-type="float" office:value="3.5">
            <text:p>3,5</text:p>
          </table:table-cell>
          <table:table-cell table:style-name="ce25" table:formula="of:=SUM([.DW7:.DW54])" office:value-type="float" office:value="8">
            <text:p>8,0</text:p>
          </table:table-cell>
          <table:table-cell table:style-name="ce25" table:formula="of:=SUM([.DX7:.DX54])" office:value-type="float" office:value="7">
            <text:p>7,0</text:p>
          </table:table-cell>
          <table:table-cell table:style-name="ce25" table:formula="of:=SUM([.DY7:.DY54])" office:value-type="float" office:value="10">
            <text:p>10,0</text:p>
          </table:table-cell>
          <table:table-cell table:style-name="ce25" table:formula="of:=SUM([.DZ7:.DZ54])" office:value-type="float" office:value="9.5">
            <text:p>9,5</text:p>
          </table:table-cell>
          <table:table-cell table:style-name="ce25" table:formula="of:=SUM([.EA7:.EA54])" office:value-type="float" office:value="7.5">
            <text:p>7,5</text:p>
          </table:table-cell>
          <table:table-cell table:style-name="ce25" table:formula="of:=SUM([.EB7:.EB54])" office:value-type="float" office:value="0">
            <text:p>0,0</text:p>
          </table:table-cell>
          <table:table-cell table:style-name="ce25" table:formula="of:=SUM([.EC7:.EC54])" office:value-type="float" office:value="1">
            <text:p>1,0</text:p>
          </table:table-cell>
          <table:table-cell table:style-name="ce25" table:formula="of:=SUM([.ED7:.ED54])" office:value-type="float" office:value="8.5">
            <text:p>8,5</text:p>
          </table:table-cell>
          <table:table-cell table:style-name="ce25" table:formula="of:=SUM([.EE7:.EE54])" office:value-type="float" office:value="5">
            <text:p>5,0</text:p>
          </table:table-cell>
          <table:table-cell table:style-name="ce25" table:formula="of:=SUM([.EF7:.EF54])" office:value-type="float" office:value="6.5">
            <text:p>6,5</text:p>
          </table:table-cell>
          <table:table-cell table:style-name="ce25" table:formula="of:=SUM([.EG7:.EG54])" office:value-type="float" office:value="7.5">
            <text:p>7,5</text:p>
          </table:table-cell>
          <table:table-cell table:style-name="ce25" table:formula="of:=SUM([.EH7:.EH54])" office:value-type="float" office:value="8.5">
            <text:p>8,5</text:p>
          </table:table-cell>
          <table:table-cell table:style-name="ce25" table:formula="of:=SUM([.EI7:.EI54])" office:value-type="float" office:value="3.5">
            <text:p>3,5</text:p>
          </table:table-cell>
          <table:table-cell table:style-name="ce25" table:formula="of:=SUM([.EJ7:.EJ54])" office:value-type="float" office:value="4">
            <text:p>4,0</text:p>
          </table:table-cell>
          <table:table-cell table:style-name="ce25" table:formula="of:=SUM([.EK7:.EK54])" office:value-type="float" office:value="8.5">
            <text:p>8,5</text:p>
          </table:table-cell>
          <table:table-cell table:style-name="ce25" table:formula="of:=SUM([.EL7:.EL54])" office:value-type="float" office:value="6">
            <text:p>6,0</text:p>
          </table:table-cell>
          <table:table-cell table:style-name="ce25" table:formula="of:=SUM([.EM7:.EM54])" office:value-type="float" office:value="9.5">
            <text:p>9,5</text:p>
          </table:table-cell>
          <table:table-cell table:style-name="ce25" table:formula="of:=SUM([.EN7:.EN54])" office:value-type="float" office:value="7.5">
            <text:p>7,5</text:p>
          </table:table-cell>
          <table:table-cell table:style-name="ce25" table:formula="of:=SUM([.EO7:.EO54])" office:value-type="float" office:value="9">
            <text:p>9,0</text:p>
          </table:table-cell>
          <table:table-cell table:style-name="ce25" table:formula="of:=SUM([.EP7:.EP54])" office:value-type="float" office:value="0.5">
            <text:p>0,5</text:p>
          </table:table-cell>
          <table:table-cell table:style-name="ce25" table:formula="of:=SUM([.EQ7:.EQ54])" office:value-type="float" office:value="2">
            <text:p>2,0</text:p>
          </table:table-cell>
          <table:table-cell table:style-name="ce25" table:formula="of:=SUM([.ER7:.ER54])" office:value-type="float" office:value="6.5">
            <text:p>6,5</text:p>
          </table:table-cell>
          <table:table-cell table:style-name="ce25" table:formula="of:=SUM([.ES7:.ES54])" office:value-type="float" office:value="9.5">
            <text:p>9,5</text:p>
          </table:table-cell>
          <table:table-cell table:style-name="ce25" table:formula="of:=SUM([.ET7:.ET54])" office:value-type="float" office:value="12">
            <text:p>12,0</text:p>
          </table:table-cell>
          <table:table-cell table:style-name="ce25" table:formula="of:=SUM([.EU7:.EU54])" office:value-type="float" office:value="6">
            <text:p>6,0</text:p>
          </table:table-cell>
          <table:table-cell table:style-name="ce25" table:formula="of:=SUM([.EV7:.EV54])" office:value-type="float" office:value="9.5">
            <text:p>9,5</text:p>
          </table:table-cell>
          <table:table-cell table:style-name="ce25" table:formula="of:=SUM([.EW7:.EW54])" office:value-type="float" office:value="4">
            <text:p>4,0</text:p>
          </table:table-cell>
          <table:table-cell table:style-name="ce25" table:formula="of:=SUM([.EX7:.EX54])" office:value-type="float" office:value="1">
            <text:p>1,0</text:p>
          </table:table-cell>
          <table:table-cell table:style-name="ce25" table:formula="of:=SUM([.EY7:.EY54])" office:value-type="float" office:value="8.5">
            <text:p>8,5</text:p>
          </table:table-cell>
          <table:table-cell table:style-name="ce25" table:formula="of:=SUM([.EZ7:.EZ54])" office:value-type="float" office:value="0">
            <text:p>0,0</text:p>
          </table:table-cell>
          <table:table-cell table:style-name="ce25" table:formula="of:=SUM([.FA7:.FA54])" office:value-type="float" office:value="9">
            <text:p>9,0</text:p>
          </table:table-cell>
          <table:table-cell table:style-name="ce25" table:formula="of:=SUM([.FB7:.FB54])" office:value-type="float" office:value="11">
            <text:p>11,0</text:p>
          </table:table-cell>
          <table:table-cell table:style-name="ce25" table:formula="of:=SUM([.FC7:.FC54])" office:value-type="float" office:value="10.5">
            <text:p>10,5</text:p>
          </table:table-cell>
          <table:table-cell table:style-name="ce25" table:formula="of:=SUM([.FD7:.FD54])" office:value-type="float" office:value="3.5">
            <text:p>3,5</text:p>
          </table:table-cell>
          <table:table-cell table:style-name="ce25" table:formula="of:=SUM([.FE7:.FE54])" office:value-type="float" office:value="3.5">
            <text:p>3,5</text:p>
          </table:table-cell>
          <table:table-cell table:style-name="ce25" table:formula="of:=SUM([.FF7:.FF54])" office:value-type="float" office:value="4">
            <text:p>4,0</text:p>
          </table:table-cell>
          <table:table-cell table:style-name="ce25" table:formula="of:=SUM([.FG7:.FG54])" office:value-type="float" office:value="5.5">
            <text:p>5,5</text:p>
          </table:table-cell>
          <table:table-cell table:style-name="ce25" table:formula="of:=SUM([.FH7:.FH54])" office:value-type="float" office:value="6.5">
            <text:p>6,5</text:p>
          </table:table-cell>
          <table:table-cell table:style-name="ce25" table:formula="of:=SUM([.FI7:.FI54])" office:value-type="float" office:value="8.5">
            <text:p>8,5</text:p>
          </table:table-cell>
          <table:table-cell table:style-name="ce25" table:formula="of:=SUM([.FJ7:.FJ54])" office:value-type="float" office:value="5.5">
            <text:p>5,5</text:p>
          </table:table-cell>
          <table:table-cell table:style-name="ce25" table:formula="of:=SUM([.FK7:.FK54])" office:value-type="float" office:value="1.5">
            <text:p>1,5</text:p>
          </table:table-cell>
          <table:table-cell table:style-name="ce25" table:formula="of:=SUM([.FL7:.FL54])" office:value-type="float" office:value="0">
            <text:p>0,0</text:p>
          </table:table-cell>
          <table:table-cell table:style-name="ce25" table:formula="of:=SUM([.FM7:.FM54])" office:value-type="float" office:value="7.5">
            <text:p>7,5</text:p>
          </table:table-cell>
          <table:table-cell table:style-name="ce25" table:formula="of:=SUM([.FN7:.FN54])" office:value-type="float" office:value="11">
            <text:p>11,0</text:p>
          </table:table-cell>
          <table:table-cell table:style-name="ce25" table:formula="of:=SUM([.FO7:.FO54])" office:value-type="float" office:value="10.5">
            <text:p>10,5</text:p>
          </table:table-cell>
          <table:table-cell table:style-name="ce25" table:formula="of:=SUM([.FP7:.FP54])" office:value-type="float" office:value="10">
            <text:p>10,0</text:p>
          </table:table-cell>
          <table:table-cell table:style-name="ce25" table:formula="of:=SUM([.FQ7:.FQ54])" office:value-type="float" office:value="11.5">
            <text:p>11,5</text:p>
          </table:table-cell>
          <table:table-cell table:style-name="ce25" table:formula="of:=SUM([.FR7:.FR54])" office:value-type="float" office:value="4">
            <text:p>4,0</text:p>
          </table:table-cell>
          <table:table-cell table:style-name="ce25" table:formula="of:=SUM([.FS7:.FS54])" office:value-type="float" office:value="2">
            <text:p>2,0</text:p>
          </table:table-cell>
          <table:table-cell table:style-name="ce25" table:formula="of:=SUM([.FT7:.FT54])" office:value-type="float" office:value="8">
            <text:p>8,0</text:p>
          </table:table-cell>
          <table:table-cell table:style-name="ce25" table:formula="of:=SUM([.FU7:.FU54])" office:value-type="float" office:value="7.5">
            <text:p>7,5</text:p>
          </table:table-cell>
          <table:table-cell table:style-name="ce25" table:formula="of:=SUM([.FV7:.FV54])" office:value-type="float" office:value="11">
            <text:p>11,0</text:p>
          </table:table-cell>
          <table:table-cell table:style-name="ce25" table:formula="of:=SUM([.FW7:.FW54])" office:value-type="float" office:value="8.5">
            <text:p>8,5</text:p>
          </table:table-cell>
          <table:table-cell table:style-name="ce25" table:formula="of:=SUM([.FX7:.FX54])" office:value-type="float" office:value="10">
            <text:p>10,0</text:p>
          </table:table-cell>
          <table:table-cell table:style-name="ce25" table:formula="of:=SUM([.FY7:.FY54])" office:value-type="float" office:value="0.5">
            <text:p>0,5</text:p>
          </table:table-cell>
          <table:table-cell table:style-name="ce25" table:formula="of:=SUM([.FZ7:.FZ54])" office:value-type="float" office:value="0">
            <text:p>0,0</text:p>
          </table:table-cell>
          <table:table-cell table:style-name="ce25" table:formula="of:=SUM([.GA7:.GA54])" office:value-type="float" office:value="1.5">
            <text:p>1,5</text:p>
          </table:table-cell>
          <table:table-cell table:style-name="ce25" table:formula="of:=SUM([.GB7:.GB54])" office:value-type="float" office:value="4.5">
            <text:p>4,5</text:p>
          </table:table-cell>
          <table:table-cell table:style-name="ce25" table:formula="of:=SUM([.GC7:.GC54])" office:value-type="float" office:value="6.5">
            <text:p>6,5</text:p>
          </table:table-cell>
          <table:table-cell table:style-name="ce25" table:formula="of:=SUM([.GD7:.GD54])" office:value-type="float" office:value="8">
            <text:p>8,0</text:p>
          </table:table-cell>
          <table:table-cell table:style-name="ce25" table:formula="of:=SUM([.GE7:.GE54])" office:value-type="float" office:value="0.5">
            <text:p>0,5</text:p>
          </table:table-cell>
          <table:table-cell table:style-name="ce25" table:formula="of:=SUM([.GF7:.GF54])" office:value-type="float" office:value="1">
            <text:p>1,0</text:p>
          </table:table-cell>
          <table:table-cell table:style-name="ce25" table:formula="of:=SUM([.GG7:.GG54])" office:value-type="float" office:value="2.5">
            <text:p>2,5</text:p>
          </table:table-cell>
          <table:table-cell table:style-name="ce25" table:formula="of:=SUM([.GH7:.GH54])" office:value-type="float" office:value="0">
            <text:p>0,0</text:p>
          </table:table-cell>
          <table:table-cell table:style-name="ce25" table:formula="of:=SUM([.GI7:.GI54])" office:value-type="float" office:value="5">
            <text:p>5,0</text:p>
          </table:table-cell>
          <table:table-cell table:style-name="ce25" table:formula="of:=SUM([.GJ7:.GJ54])" office:value-type="float" office:value="5.5">
            <text:p>5,5</text:p>
          </table:table-cell>
          <table:table-cell table:style-name="ce25" table:formula="of:=SUM([.GK7:.GK54])" office:value-type="float" office:value="8.5">
            <text:p>8,5</text:p>
          </table:table-cell>
          <table:table-cell table:style-name="ce25" table:formula="of:=SUM([.GL7:.GL54])" office:value-type="float" office:value="9">
            <text:p>9,0</text:p>
          </table:table-cell>
          <table:table-cell table:style-name="ce25" table:formula="of:=SUM([.GM7:.GM54])" office:value-type="float" office:value="0">
            <text:p>0,0</text:p>
          </table:table-cell>
          <table:table-cell table:style-name="ce25" table:formula="of:=SUM([.GN7:.GN54])" office:value-type="float" office:value="0">
            <text:p>0,0</text:p>
          </table:table-cell>
          <table:table-cell table:style-name="ce25" table:formula="of:=SUM([.GO7:.GO54])" office:value-type="float" office:value="5.5">
            <text:p>5,5</text:p>
          </table:table-cell>
          <table:table-cell table:style-name="ce25" table:formula="of:=SUM([.GP7:.GP54])" office:value-type="float" office:value="9.5">
            <text:p>9,5</text:p>
          </table:table-cell>
          <table:table-cell table:style-name="ce25" table:formula="of:=SUM([.GQ7:.GQ54])" office:value-type="float" office:value="10.5">
            <text:p>10,5</text:p>
          </table:table-cell>
          <table:table-cell table:style-name="ce25" table:formula="of:=SUM([.GR7:.GR54])" office:value-type="float" office:value="8">
            <text:p>8,0</text:p>
          </table:table-cell>
          <table:table-cell table:style-name="ce25" table:formula="of:=SUM([.GS7:.GS54])" office:value-type="float" office:value="6">
            <text:p>6,0</text:p>
          </table:table-cell>
          <table:table-cell table:style-name="ce25" table:formula="of:=SUM([.GT7:.GT54])" office:value-type="float" office:value="1">
            <text:p>1,0</text:p>
          </table:table-cell>
          <table:table-cell table:style-name="ce25" table:formula="of:=SUM([.GU7:.GU54])" office:value-type="float" office:value="8">
            <text:p>8,0</text:p>
          </table:table-cell>
          <table:table-cell table:style-name="ce25" table:formula="of:=SUM([.GV7:.GV54])" office:value-type="float" office:value="6">
            <text:p>6,0</text:p>
          </table:table-cell>
          <table:table-cell table:style-name="ce25" table:formula="of:=SUM([.GW7:.GW54])" office:value-type="float" office:value="9.5">
            <text:p>9,5</text:p>
          </table:table-cell>
          <table:table-cell table:style-name="ce25" table:formula="of:=SUM([.GX7:.GX54])" office:value-type="float" office:value="6.5">
            <text:p>6,5</text:p>
          </table:table-cell>
          <table:table-cell table:style-name="ce25" table:formula="of:=SUM([.GY7:.GY54])" office:value-type="float" office:value="9">
            <text:p>9,0</text:p>
          </table:table-cell>
          <table:table-cell table:style-name="ce25" table:formula="of:=SUM([.GZ7:.GZ54])" office:value-type="float" office:value="7.5">
            <text:p>7,5</text:p>
          </table:table-cell>
          <table:table-cell table:style-name="ce25" table:formula="of:=SUM([.HA7:.HA54])" office:value-type="float" office:value="3">
            <text:p>3,0</text:p>
          </table:table-cell>
          <table:table-cell table:style-name="ce25" table:formula="of:=SUM([.HB7:.HB54])" office:value-type="float" office:value="0">
            <text:p>0,0</text:p>
          </table:table-cell>
          <table:table-cell table:style-name="ce25" table:formula="of:=SUM([.HC7:.HC54])" office:value-type="float" office:value="4.5">
            <text:p>4,5</text:p>
          </table:table-cell>
          <table:table-cell table:style-name="ce25" table:formula="of:=SUM([.HD7:.HD54])" office:value-type="float" office:value="10">
            <text:p>10,0</text:p>
          </table:table-cell>
          <table:table-cell table:style-name="ce25" table:formula="of:=SUM([.HE7:.HE54])" office:value-type="float" office:value="2">
            <text:p>2,0</text:p>
          </table:table-cell>
          <table:table-cell table:style-name="ce25" table:formula="of:=SUM([.HF7:.HF54])" office:value-type="float" office:value="9">
            <text:p>9,0</text:p>
          </table:table-cell>
          <table:table-cell table:style-name="ce25" table:formula="of:=SUM([.HG7:.HG54])" office:value-type="float" office:value="7.5">
            <text:p>7,5</text:p>
          </table:table-cell>
          <table:table-cell table:style-name="ce25" table:formula="of:=SUM([.HH7:.HH54])" office:value-type="float" office:value="1.5">
            <text:p>1,5</text:p>
          </table:table-cell>
          <table:table-cell table:style-name="ce25" table:formula="of:=SUM([.HI7:.HI54])" office:value-type="float" office:value="3">
            <text:p>3,0</text:p>
          </table:table-cell>
          <table:table-cell table:style-name="ce25" table:formula="of:=SUM([.HJ7:.HJ54])" office:value-type="float" office:value="9">
            <text:p>9,0</text:p>
          </table:table-cell>
          <table:table-cell table:style-name="ce25" table:formula="of:=SUM([.HK7:.HK54])" office:value-type="float" office:value="5.5">
            <text:p>5,5</text:p>
          </table:table-cell>
          <table:table-cell table:style-name="ce25" table:formula="of:=SUM([.HL7:.HL54])" office:value-type="float" office:value="10.5">
            <text:p>10,5</text:p>
          </table:table-cell>
          <table:table-cell table:style-name="ce25" table:formula="of:=SUM([.HM7:.HM54])" office:value-type="float" office:value="9.5">
            <text:p>9,5</text:p>
          </table:table-cell>
          <table:table-cell table:style-name="ce25" table:formula="of:=SUM([.HN7:.HN54])" office:value-type="float" office:value="5.5">
            <text:p>5,5</text:p>
          </table:table-cell>
          <table:table-cell table:style-name="ce25" table:formula="of:=SUM([.HO7:.HO54])" office:value-type="float" office:value="0.5">
            <text:p>0,5</text:p>
          </table:table-cell>
          <table:table-cell table:style-name="ce25" table:formula="of:=SUM([.HP7:.HP54])" office:value-type="float" office:value="0">
            <text:p>0,0</text:p>
          </table:table-cell>
          <table:table-cell table:style-name="ce25" table:formula="of:=SUM([.HQ7:.HQ54])" office:value-type="float" office:value="7">
            <text:p>7,0</text:p>
          </table:table-cell>
          <table:table-cell table:style-name="ce25" table:formula="of:=SUM([.HR7:.HR54])" office:value-type="float" office:value="6">
            <text:p>6,0</text:p>
          </table:table-cell>
          <table:table-cell table:style-name="ce25" table:formula="of:=SUM([.HS7:.HS54])" office:value-type="float" office:value="7.5">
            <text:p>7,5</text:p>
          </table:table-cell>
          <table:table-cell table:style-name="ce25" table:formula="of:=SUM([.HT7:.HT54])" office:value-type="float" office:value="12">
            <text:p>12,0</text:p>
          </table:table-cell>
          <table:table-cell table:style-name="ce25" table:formula="of:=SUM([.HU7:.HU54])" office:value-type="float" office:value="8.5">
            <text:p>8,5</text:p>
          </table:table-cell>
          <table:table-cell table:style-name="ce25" table:formula="of:=SUM([.HV7:.HV54])" office:value-type="float" office:value="1">
            <text:p>1,0</text:p>
          </table:table-cell>
          <table:table-cell table:style-name="ce25" table:formula="of:=SUM([.HW7:.HW54])" office:value-type="float" office:value="1">
            <text:p>1,0</text:p>
          </table:table-cell>
          <table:table-cell table:style-name="ce25" table:formula="of:=SUM([.HX7:.HX54])" office:value-type="float" office:value="7">
            <text:p>7,0</text:p>
          </table:table-cell>
          <table:table-cell table:style-name="ce25" table:formula="of:=SUM([.HY7:.HY54])" office:value-type="float" office:value="7">
            <text:p>7,0</text:p>
          </table:table-cell>
          <table:table-cell table:style-name="ce25" table:formula="of:=SUM([.HZ7:.HZ54])" office:value-type="float" office:value="2">
            <text:p>2,0</text:p>
          </table:table-cell>
          <table:table-cell table:style-name="ce25" table:formula="of:=SUM([.IA7:.IA54])" office:value-type="float" office:value="10">
            <text:p>10,0</text:p>
          </table:table-cell>
          <table:table-cell table:style-name="ce25" table:formula="of:=SUM([.IB7:.IB54])" office:value-type="float" office:value="9">
            <text:p>9,0</text:p>
          </table:table-cell>
          <table:table-cell table:style-name="ce25" table:formula="of:=SUM([.IC7:.IC54])" office:value-type="float" office:value="1">
            <text:p>1,0</text:p>
          </table:table-cell>
          <table:table-cell table:style-name="ce25" table:formula="of:=SUM([.ID7:.ID54])" office:value-type="float" office:value="2.5">
            <text:p>2,5</text:p>
          </table:table-cell>
          <table:table-cell table:style-name="ce25" table:formula="of:=SUM([.IE7:.IE54])" office:value-type="float" office:value="11">
            <text:p>11,0</text:p>
          </table:table-cell>
          <table:table-cell table:style-name="ce25" table:formula="of:=SUM([.IF7:.IF54])" office:value-type="float" office:value="8">
            <text:p>8,0</text:p>
          </table:table-cell>
          <table:table-cell table:style-name="ce25" table:formula="of:=SUM([.IG7:.IG54])" office:value-type="float" office:value="8.5">
            <text:p>8,5</text:p>
          </table:table-cell>
          <table:table-cell table:style-name="ce25" table:formula="of:=SUM([.IH7:.IH54])" office:value-type="float" office:value="9">
            <text:p>9,0</text:p>
          </table:table-cell>
          <table:table-cell table:style-name="ce25" table:formula="of:=SUM([.II7:.II54])" office:value-type="float" office:value="9.5">
            <text:p>9,5</text:p>
          </table:table-cell>
          <table:table-cell table:style-name="ce25" table:formula="of:=SUM([.IJ7:.IJ54])" office:value-type="float" office:value="2.5">
            <text:p>2,5</text:p>
          </table:table-cell>
          <table:table-cell table:style-name="ce25" table:formula="of:=SUM([.IK7:.IK54])" office:value-type="float" office:value="0">
            <text:p>0,0</text:p>
          </table:table-cell>
          <table:table-cell table:style-name="ce25" table:formula="of:=SUM([.IL7:.IL54])" office:value-type="float" office:value="8">
            <text:p>8,0</text:p>
          </table:table-cell>
          <table:table-cell table:style-name="ce25" table:formula="of:=SUM([.IM7:.IM54])" office:value-type="float" office:value="5">
            <text:p>5,0</text:p>
          </table:table-cell>
          <table:table-cell table:style-name="ce25" table:formula="of:=SUM([.IN7:.IN54])" office:value-type="float" office:value="8">
            <text:p>8,0</text:p>
          </table:table-cell>
          <table:table-cell table:style-name="ce25" table:formula="of:=SUM([.IO7:.IO54])" office:value-type="float" office:value="8">
            <text:p>8,0</text:p>
          </table:table-cell>
          <table:table-cell table:style-name="ce25" table:formula="of:=SUM([.IP7:.IP54])" office:value-type="float" office:value="7">
            <text:p>7,0</text:p>
          </table:table-cell>
          <table:table-cell table:style-name="ce25" table:formula="of:=SUM([.IQ7:.IQ54])" office:value-type="float" office:value="1">
            <text:p>1,0</text:p>
          </table:table-cell>
          <table:table-cell table:style-name="ce25" table:formula="of:=SUM([.IR7:.IR54])" office:value-type="float" office:value="0">
            <text:p>0,0</text:p>
          </table:table-cell>
          <table:table-cell table:style-name="ce25" table:formula="of:=SUM([.IS7:.IS54])" office:value-type="float" office:value="7.5">
            <text:p>7,5</text:p>
          </table:table-cell>
          <table:table-cell table:style-name="ce25" table:formula="of:=SUM([.IT7:.IT54])" office:value-type="float" office:value="8">
            <text:p>8,0</text:p>
          </table:table-cell>
          <table:table-cell table:style-name="ce25" table:formula="of:=SUM([.IU7:.IU54])" office:value-type="float" office:value="9">
            <text:p>9,0</text:p>
          </table:table-cell>
          <table:table-cell table:style-name="ce25" table:formula="of:=SUM([.IV7:.IV54])" office:value-type="float" office:value="9">
            <text:p>9,0</text:p>
          </table:table-cell>
          <table:table-cell table:style-name="ce25" table:formula="of:=SUM([.IW7:.IW54])" office:value-type="float" office:value="9.5">
            <text:p>9,5</text:p>
          </table:table-cell>
          <table:table-cell table:style-name="ce25" table:formula="of:=SUM([.IX7:.IX54])" office:value-type="float" office:value="1">
            <text:p>1,0</text:p>
          </table:table-cell>
          <table:table-cell table:style-name="ce25" table:formula="of:=SUM([.IY7:.IY54])" office:value-type="float" office:value="0">
            <text:p>0,0</text:p>
          </table:table-cell>
          <table:table-cell table:style-name="ce25" table:formula="of:=SUM([.IZ7:.IZ54])" office:value-type="float" office:value="7.5">
            <text:p>7,5</text:p>
          </table:table-cell>
          <table:table-cell table:style-name="ce25" table:formula="of:=SUM([.JA7:.JA54])" office:value-type="float" office:value="8.5">
            <text:p>8,5</text:p>
          </table:table-cell>
          <table:table-cell table:style-name="ce25" table:formula="of:=SUM([.JB7:.JB54])" office:value-type="float" office:value="8">
            <text:p>8,0</text:p>
          </table:table-cell>
          <table:table-cell table:style-name="ce25" table:formula="of:=SUM([.JC7:.JC54])" office:value-type="float" office:value="10">
            <text:p>10,0</text:p>
          </table:table-cell>
          <table:table-cell table:style-name="ce25" table:formula="of:=SUM([.JD7:.JD54])" office:value-type="float" office:value="8.5">
            <text:p>8,5</text:p>
          </table:table-cell>
          <table:table-cell table:style-name="ce25" table:formula="of:=SUM([.JE7:.JE54])" office:value-type="float" office:value="3.5">
            <text:p>3,5</text:p>
          </table:table-cell>
          <table:table-cell table:style-name="ce25" table:formula="of:=SUM([.JF7:.JF54])" office:value-type="float" office:value="0">
            <text:p>0,0</text:p>
          </table:table-cell>
          <table:table-cell table:style-name="ce25" table:formula="of:=SUM([.JG7:.JG54])" office:value-type="float" office:value="6.5">
            <text:p>6,5</text:p>
          </table:table-cell>
          <table:table-cell table:style-name="ce25" table:formula="of:=SUM([.JH7:.JH54])" office:value-type="float" office:value="10.5">
            <text:p>10,5</text:p>
          </table:table-cell>
          <table:table-cell table:style-name="ce25" table:formula="of:=SUM([.JI7:.JI54])" office:value-type="float" office:value="5">
            <text:p>5,0</text:p>
          </table:table-cell>
          <table:table-cell table:style-name="ce25" table:formula="of:=SUM([.JJ7:.JJ54])" office:value-type="float" office:value="9">
            <text:p>9,0</text:p>
          </table:table-cell>
          <table:table-cell table:style-name="ce25" table:formula="of:=SUM([.JK7:.JK54])" office:value-type="float" office:value="5">
            <text:p>5,0</text:p>
          </table:table-cell>
          <table:table-cell table:style-name="ce25" table:formula="of:=SUM([.JL7:.JL54])" office:value-type="float" office:value="0">
            <text:p>0,0</text:p>
          </table:table-cell>
          <table:table-cell table:style-name="ce25" table:formula="of:=SUM([.JM7:.JM54])" office:value-type="float" office:value="3.5">
            <text:p>3,5</text:p>
          </table:table-cell>
          <table:table-cell table:style-name="ce25" table:formula="of:=SUM([.JN7:.JN54])" office:value-type="float" office:value="7">
            <text:p>7,0</text:p>
          </table:table-cell>
          <table:table-cell table:style-name="ce25" table:formula="of:=SUM([.JO7:.JO54])" office:value-type="float" office:value="11">
            <text:p>11,0</text:p>
          </table:table-cell>
          <table:table-cell table:style-name="ce25" table:formula="of:=SUM([.JP7:.JP54])" office:value-type="float" office:value="9.5">
            <text:p>9,5</text:p>
          </table:table-cell>
          <table:table-cell table:style-name="ce25" table:formula="of:=SUM([.JQ7:.JQ54])" office:value-type="float" office:value="8.5">
            <text:p>8,5</text:p>
          </table:table-cell>
          <table:table-cell table:style-name="ce25" table:formula="of:=SUM([.JR7:.JR54])" office:value-type="float" office:value="7.5">
            <text:p>7,5</text:p>
          </table:table-cell>
          <table:table-cell table:style-name="ce25" table:formula="of:=SUM([.JS7:.JS54])" office:value-type="float" office:value="0">
            <text:p>0,0</text:p>
          </table:table-cell>
          <table:table-cell table:style-name="ce25" table:formula="of:=SUM([.JT7:.JT54])" office:value-type="float" office:value="0">
            <text:p>0,0</text:p>
          </table:table-cell>
          <table:table-cell table:style-name="ce25" table:formula="of:=SUM([.JU7:.JU54])" office:value-type="float" office:value="9">
            <text:p>9,0</text:p>
          </table:table-cell>
          <table:table-cell table:style-name="ce25" table:formula="of:=SUM([.JV7:.JV54])" office:value-type="float" office:value="10.5">
            <text:p>10,5</text:p>
          </table:table-cell>
          <table:table-cell table:style-name="ce25" table:formula="of:=SUM([.JW7:.JW54])" office:value-type="float" office:value="7.5">
            <text:p>7,5</text:p>
          </table:table-cell>
          <table:table-cell table:style-name="ce25" table:formula="of:=SUM([.JX7:.JX54])" office:value-type="float" office:value="10">
            <text:p>10,0</text:p>
          </table:table-cell>
          <table:table-cell table:style-name="ce25" table:formula="of:=SUM([.JY7:.JY54])" office:value-type="float" office:value="8.5">
            <text:p>8,5</text:p>
          </table:table-cell>
          <table:table-cell table:style-name="ce25" table:formula="of:=SUM([.JZ7:.JZ54])" office:value-type="float" office:value="0">
            <text:p>0,0</text:p>
          </table:table-cell>
          <table:table-cell table:style-name="ce25" table:formula="of:=SUM([.KA7:.KA54])" office:value-type="float" office:value="0.5">
            <text:p>0,5</text:p>
          </table:table-cell>
          <table:table-cell table:style-name="ce25" table:formula="of:=SUM([.KB7:.KB54])" office:value-type="float" office:value="7.5">
            <text:p>7,5</text:p>
          </table:table-cell>
          <table:table-cell table:style-name="ce25" table:formula="of:=SUM([.KC7:.KC54])" office:value-type="float" office:value="10">
            <text:p>10,0</text:p>
          </table:table-cell>
          <table:table-cell table:style-name="ce25" table:formula="of:=SUM([.KD7:.KD54])" office:value-type="float" office:value="10.5">
            <text:p>10,5</text:p>
          </table:table-cell>
          <table:table-cell table:style-name="ce25" table:formula="of:=SUM([.KE7:.KE54])" office:value-type="float" office:value="8.5">
            <text:p>8,5</text:p>
          </table:table-cell>
          <table:table-cell table:style-name="ce25" table:formula="of:=SUM([.KF7:.KF54])" office:value-type="float" office:value="7.5">
            <text:p>7,5</text:p>
          </table:table-cell>
          <table:table-cell table:style-name="ce25" table:formula="of:=SUM([.KG7:.KG54])" office:value-type="float" office:value="0">
            <text:p>0,0</text:p>
          </table:table-cell>
          <table:table-cell table:style-name="ce25" table:formula="of:=SUM([.KH7:.KH54])" office:value-type="float" office:value="0">
            <text:p>0,0</text:p>
          </table:table-cell>
          <table:table-cell table:style-name="ce25" table:formula="of:=SUM([.KI7:.KI54])" office:value-type="float" office:value="8.5">
            <text:p>8,5</text:p>
          </table:table-cell>
          <table:table-cell table:style-name="ce25" table:formula="of:=SUM([.KJ7:.KJ54])" office:value-type="float" office:value="7.5">
            <text:p>7,5</text:p>
          </table:table-cell>
          <table:table-cell table:style-name="ce25" table:formula="of:=SUM([.KK7:.KK54])" office:value-type="float" office:value="6.5">
            <text:p>6,5</text:p>
          </table:table-cell>
          <table:table-cell table:style-name="ce25" table:formula="of:=SUM([.KL7:.KL54])" office:value-type="float" office:value="2">
            <text:p>2,0</text:p>
          </table:table-cell>
          <table:table-cell table:style-name="ce25" table:formula="of:=SUM([.KM7:.KM54])" office:value-type="float" office:value="5.5">
            <text:p>5,5</text:p>
          </table:table-cell>
          <table:table-cell table:style-name="ce25" table:formula="of:=SUM([.KN7:.KN54])" office:value-type="float" office:value="13.5">
            <text:p>13,5</text:p>
          </table:table-cell>
          <table:table-cell table:style-name="ce25" table:formula="of:=SUM([.KO7:.KO54])" office:value-type="float" office:value="8.5">
            <text:p>8,5</text:p>
          </table:table-cell>
          <table:table-cell table:style-name="ce25" table:formula="of:=SUM([.KP7:.KP54])" office:value-type="float" office:value="9.5">
            <text:p>9,5</text:p>
          </table:table-cell>
          <table:table-cell table:style-name="ce25" table:formula="of:=SUM([.KQ7:.KQ54])" office:value-type="float" office:value="8.5">
            <text:p>8,5</text:p>
          </table:table-cell>
          <table:table-cell table:style-name="ce25" table:formula="of:=SUM([.KR7:.KR54])" office:value-type="float" office:value="9">
            <text:p>9,0</text:p>
          </table:table-cell>
          <table:table-cell table:style-name="ce25" table:formula="of:=SUM([.KS7:.KS54])" office:value-type="float" office:value="10.5">
            <text:p>10,5</text:p>
          </table:table-cell>
          <table:table-cell table:style-name="ce25" table:formula="of:=SUM([.KT7:.KT54])" office:value-type="float" office:value="3">
            <text:p>3,0</text:p>
          </table:table-cell>
          <table:table-cell table:style-name="ce25" table:formula="of:=SUM([.KU7:.KU54])" office:value-type="float" office:value="0">
            <text:p>0,0</text:p>
          </table:table-cell>
          <table:table-cell table:style-name="ce25" table:formula="of:=SUM([.KV7:.KV54])" office:value-type="float" office:value="0">
            <text:p>0,0</text:p>
          </table:table-cell>
          <table:table-cell table:style-name="ce25" table:formula="of:=SUM([.KW7:.KW54])" office:value-type="float" office:value="0">
            <text:p>0,0</text:p>
          </table:table-cell>
          <table:table-cell table:style-name="ce25" table:formula="of:=SUM([.KX7:.KX54])" office:value-type="float" office:value="0">
            <text:p>0,0</text:p>
          </table:table-cell>
          <table:table-cell table:style-name="ce25" table:formula="of:=SUM([.KY7:.KY54])" office:value-type="float" office:value="0">
            <text:p>0,0</text:p>
          </table:table-cell>
          <table:table-cell table:style-name="ce25" table:formula="of:=SUM([.KZ7:.KZ54])" office:value-type="float" office:value="0">
            <text:p>0,0</text:p>
          </table:table-cell>
          <table:table-cell table:style-name="ce25" table:formula="of:=SUM([.LA7:.LA54])" office:value-type="float" office:value="0">
            <text:p>0,0</text:p>
          </table:table-cell>
          <table:table-cell table:style-name="ce25" table:formula="of:=SUM([.LB7:.LB54])" office:value-type="float" office:value="0">
            <text:p>0,0</text:p>
          </table:table-cell>
          <table:table-cell table:style-name="ce25" table:formula="of:=SUM([.LC7:.LC54])" office:value-type="float" office:value="0">
            <text:p>0,0</text:p>
          </table:table-cell>
          <table:table-cell table:style-name="ce25" table:formula="of:=SUM([.LD7:.LD54])" office:value-type="float" office:value="0">
            <text:p>0,0</text:p>
          </table:table-cell>
          <table:table-cell table:style-name="ce25" table:formula="of:=SUM([.LE7:.LE54])" office:value-type="float" office:value="0">
            <text:p>0,0</text:p>
          </table:table-cell>
          <table:table-cell table:style-name="ce25" table:formula="of:=SUM([.LF7:.LF54])" office:value-type="float" office:value="0">
            <text:p>0,0</text:p>
          </table:table-cell>
          <table:table-cell table:style-name="ce25" table:formula="of:=SUM([.LG7:.LG54])" office:value-type="float" office:value="0">
            <text:p>0,0</text:p>
          </table:table-cell>
          <table:table-cell table:style-name="ce25" table:formula="of:=SUM([.LH7:.LH54])" office:value-type="float" office:value="0">
            <text:p>0,0</text:p>
          </table:table-cell>
          <table:table-cell table:style-name="ce25" table:formula="of:=SUM([.LI7:.LI54])" office:value-type="float" office:value="0.5">
            <text:p>0,5</text:p>
          </table:table-cell>
          <table:table-cell table:style-name="ce25" table:formula="of:=SUM([.LJ7:.LJ54])" office:value-type="float" office:value="0">
            <text:p>0,0</text:p>
          </table:table-cell>
          <table:table-cell table:style-name="ce25" table:formula="of:=SUM([.LK7:.LK54])" office:value-type="float" office:value="8">
            <text:p>8,0</text:p>
          </table:table-cell>
          <table:table-cell table:style-name="ce25" table:formula="of:=SUM([.LL7:.LL54])" office:value-type="float" office:value="0.5">
            <text:p>0,5</text:p>
          </table:table-cell>
          <table:table-cell table:style-name="ce25" table:formula="of:=SUM([.LM7:.LM54])" office:value-type="float" office:value="4.5">
            <text:p>4,5</text:p>
          </table:table-cell>
          <table:table-cell table:style-name="ce25" table:formula="of:=SUM([.LN7:.LN54])" office:value-type="float" office:value="10">
            <text:p>10,0</text:p>
          </table:table-cell>
          <table:table-cell table:style-name="ce25" table:formula="of:=SUM([.LO7:.LO54])" office:value-type="float" office:value="6.5">
            <text:p>6,5</text:p>
          </table:table-cell>
          <table:table-cell table:style-name="ce25" table:formula="of:=SUM([.LP7:.LP54])" office:value-type="float" office:value="0">
            <text:p>0,0</text:p>
          </table:table-cell>
          <table:table-cell table:style-name="ce25" table:formula="of:=SUM([.LQ7:.LQ54])" office:value-type="float" office:value="0">
            <text:p>0,0</text:p>
          </table:table-cell>
          <table:table-cell table:style-name="ce25" table:formula="of:=SUM([.LR7:.LR54])" office:value-type="float" office:value="8">
            <text:p>8,0</text:p>
          </table:table-cell>
          <table:table-cell table:style-name="ce25" table:formula="of:=SUM([.LS7:.LS54])" office:value-type="float" office:value="6">
            <text:p>6,0</text:p>
          </table:table-cell>
          <table:table-cell table:style-name="ce25" table:formula="of:=SUM([.LT7:.LT54])" office:value-type="float" office:value="11.5">
            <text:p>11,5</text:p>
          </table:table-cell>
          <table:table-cell table:style-name="ce25" table:formula="of:=SUM([.LU7:.LU54])" office:value-type="float" office:value="0">
            <text:p>0,0</text:p>
          </table:table-cell>
          <table:table-cell table:style-name="ce25" table:formula="of:=SUM([.LV7:.LV54])" office:value-type="float" office:value="0">
            <text:p>0,0</text:p>
          </table:table-cell>
          <table:table-cell table:style-name="ce25" table:formula="of:=SUM([.LW7:.LW54])" office:value-type="float" office:value="0">
            <text:p>0,0</text:p>
          </table:table-cell>
          <table:table-cell table:style-name="ce25" table:formula="of:=SUM([.LX7:.LX54])" office:value-type="float" office:value="0">
            <text:p>0,0</text:p>
          </table:table-cell>
          <table:table-cell table:style-name="ce25" table:formula="of:=SUM([.LY7:.LY54])" office:value-type="float" office:value="2">
            <text:p>2,0</text:p>
          </table:table-cell>
          <table:table-cell table:style-name="ce25" table:formula="of:=SUM([.LZ7:.LZ54])" office:value-type="float" office:value="8.5">
            <text:p>8,5</text:p>
          </table:table-cell>
          <table:table-cell table:style-name="ce25" table:formula="of:=SUM([.MA7:.MA54])" office:value-type="float" office:value="7.5">
            <text:p>7,5</text:p>
          </table:table-cell>
          <table:table-cell table:style-name="ce25" table:formula="of:=SUM([.MB7:.MB54])" office:value-type="float" office:value="6">
            <text:p>6,0</text:p>
          </table:table-cell>
          <table:table-cell table:style-name="ce25" table:formula="of:=SUM([.MC7:.MC54])" office:value-type="float" office:value="5">
            <text:p>5,0</text:p>
          </table:table-cell>
          <table:table-cell table:style-name="ce25" table:formula="of:=SUM([.MD7:.MD54])" office:value-type="float" office:value="0">
            <text:p>0,0</text:p>
          </table:table-cell>
          <table:table-cell table:style-name="ce25" table:formula="of:=SUM([.ME7:.ME54])" office:value-type="float" office:value="0">
            <text:p>0,0</text:p>
          </table:table-cell>
          <table:table-cell table:style-name="ce25" table:formula="of:=SUM([.MF7:.MF54])" office:value-type="float" office:value="5.5">
            <text:p>5,5</text:p>
          </table:table-cell>
          <table:table-cell table:style-name="ce25" table:formula="of:=SUM([.MG7:.MG54])" office:value-type="float" office:value="7">
            <text:p>7,0</text:p>
          </table:table-cell>
          <table:table-cell table:style-name="ce25" table:formula="of:=SUM([.MH7:.MH54])" office:value-type="float" office:value="0">
            <text:p>0,0</text:p>
          </table:table-cell>
          <table:table-cell table:style-name="ce25" table:formula="of:=SUM([.MI7:.MI54])" office:value-type="float" office:value="5.5">
            <text:p>5,5</text:p>
          </table:table-cell>
          <table:table-cell table:style-name="ce25" table:formula="of:=SUM([.MJ7:.MJ54])" office:value-type="float" office:value="6">
            <text:p>6,0</text:p>
          </table:table-cell>
          <table:table-cell table:style-name="ce25" table:formula="of:=SUM([.MK7:.MK54])" office:value-type="float" office:value="0">
            <text:p>0,0</text:p>
          </table:table-cell>
          <table:table-cell table:style-name="ce25" table:formula="of:=SUM([.ML7:.ML54])" office:value-type="float" office:value="0">
            <text:p>0,0</text:p>
          </table:table-cell>
          <table:table-cell table:style-name="ce25" table:formula="of:=SUM([.MM7:.MM54])" office:value-type="float" office:value="5.5">
            <text:p>5,5</text:p>
          </table:table-cell>
          <table:table-cell table:style-name="ce25" table:formula="of:=SUM([.MN7:.MN54])" office:value-type="float" office:value="6">
            <text:p>6,0</text:p>
          </table:table-cell>
          <table:table-cell table:style-name="ce25" table:formula="of:=SUM([.MO7:.MO54])" office:value-type="float" office:value="8.5">
            <text:p>8,5</text:p>
          </table:table-cell>
          <table:table-cell table:style-name="ce25" table:formula="of:=SUM([.MP7:.MP54])" office:value-type="float" office:value="2.5">
            <text:p>2,5</text:p>
          </table:table-cell>
          <table:table-cell table:style-name="ce25" table:formula="of:=SUM([.MQ7:.MQ54])" office:value-type="float" office:value="0">
            <text:p>0,0</text:p>
          </table:table-cell>
          <table:table-cell table:style-name="ce25" table:formula="of:=SUM([.MR7:.MR54])" office:value-type="float" office:value="0">
            <text:p>0,0</text:p>
          </table:table-cell>
          <table:table-cell table:style-name="ce25" table:formula="of:=SUM([.MS7:.MS54])" office:value-type="float" office:value="0">
            <text:p>0,0</text:p>
          </table:table-cell>
          <table:table-cell table:style-name="ce25" table:formula="of:=SUM([.MT7:.MT54])" office:value-type="float" office:value="3">
            <text:p>3,0</text:p>
          </table:table-cell>
          <table:table-cell table:style-name="ce25" table:formula="of:=SUM([.MU7:.MU54])" office:value-type="float" office:value="6.5">
            <text:p>6,5</text:p>
          </table:table-cell>
          <table:table-cell table:style-name="ce25" table:formula="of:=SUM([.MV7:.MV54])" office:value-type="float" office:value="6">
            <text:p>6,0</text:p>
          </table:table-cell>
          <table:table-cell table:style-name="ce25" table:formula="of:=SUM([.MW7:.MW54])" office:value-type="float" office:value="9.5">
            <text:p>9,5</text:p>
          </table:table-cell>
          <table:table-cell table:style-name="ce25" table:formula="of:=SUM([.MX7:.MX54])" office:value-type="float" office:value="6">
            <text:p>6,0</text:p>
          </table:table-cell>
          <table:table-cell table:style-name="ce25" table:formula="of:=SUM([.MY7:.MY54])" office:value-type="float" office:value="0">
            <text:p>0,0</text:p>
          </table:table-cell>
          <table:table-cell table:style-name="ce25" table:formula="of:=SUM([.MZ7:.MZ54])" office:value-type="float" office:value="0">
            <text:p>0,0</text:p>
          </table:table-cell>
          <table:table-cell table:style-name="ce25" table:formula="of:=SUM([.NA7:.NA54])" office:value-type="float" office:value="8.5">
            <text:p>8,5</text:p>
          </table:table-cell>
          <table:table-cell table:style-name="ce25" table:formula="of:=SUM([.NB7:.NB54])" office:value-type="float" office:value="8">
            <text:p>8,0</text:p>
          </table:table-cell>
          <table:table-cell table:style-name="ce25" table:formula="of:=SUM([.NC7:.NC54])" office:value-type="float" office:value="5">
            <text:p>5,0</text:p>
          </table:table-cell>
          <table:table-cell table:style-name="ce25" table:formula="of:=SUM([.ND7:.ND54])" office:value-type="float" office:value="8.5">
            <text:p>8,5</text:p>
          </table:table-cell>
          <table:table-cell table:style-name="ce25" table:formula="of:=SUM([.NE7:.NE54])" office:value-type="float" office:value="6">
            <text:p>6,0</text:p>
          </table:table-cell>
          <table:table-cell table:style-name="ce25" table:formula="of:=SUM([.NF7:.NF54])" office:value-type="float" office:value="0.5">
            <text:p>0,5</text:p>
          </table:table-cell>
          <table:table-cell table:style-name="ce25" table:formula="of:=SUM([.NG7:.NG54])" office:value-type="float" office:value="0">
            <text:p>0,0</text:p>
          </table:table-cell>
          <table:table-cell table:style-name="ce25" table:formula="of:=SUM([.NH7:.NH54])" office:value-type="float" office:value="6.5">
            <text:p>6,5</text:p>
          </table:table-cell>
          <table:table-cell table:style-name="ce25" table:formula="of:=SUM([.NI7:.NI54])" office:value-type="float" office:value="8">
            <text:p>8,0</text:p>
          </table:table-cell>
          <table:table-cell table:style-name="ce25" table:formula="of:=SUM([.NJ7:.NJ54])" office:value-type="float" office:value="4">
            <text:p>4,0</text:p>
          </table:table-cell>
          <table:table-cell table:style-name="ce25" table:formula="of:=SUM([.NK7:.NK54])" office:value-type="float" office:value="9">
            <text:p>9,0</text:p>
          </table:table-cell>
          <table:table-cell table:style-name="ce25" table:formula="of:=SUM([.NL7:.NL54])" office:value-type="float" office:value="8">
            <text:p>8,0</text:p>
          </table:table-cell>
          <table:table-cell table:style-name="ce25" table:formula="of:=SUM([.NM7:.NM54])" office:value-type="float" office:value="0">
            <text:p>0,0</text:p>
          </table:table-cell>
          <table:table-cell table:style-name="ce25" table:formula="of:=SUM([.NN7:.NN54])" office:value-type="float" office:value="0">
            <text:p>0,0</text:p>
          </table:table-cell>
          <table:table-cell table:style-name="ce25" table:formula="of:=SUM([.NO7:.NO54])" office:value-type="float" office:value="5.5">
            <text:p>5,5</text:p>
          </table:table-cell>
          <table:table-cell table:style-name="ce25" table:formula="of:=SUM([.NP7:.NP54])" office:value-type="float" office:value="7.5">
            <text:p>7,5</text:p>
          </table:table-cell>
          <table:table-cell table:style-name="ce25" table:formula="of:=SUM([.NQ7:.NQ54])" office:value-type="float" office:value="4">
            <text:p>4,0</text:p>
          </table:table-cell>
          <table:table-cell table:style-name="ce25" table:formula="of:=SUM([.NR7:.NR54])" office:value-type="float" office:value="10">
            <text:p>10,0</text:p>
          </table:table-cell>
          <table:table-cell table:style-name="ce25" table:formula="of:=SUM([.NS7:.NS54])" office:value-type="float" office:value="9">
            <text:p>9,0</text:p>
          </table:table-cell>
          <table:table-cell table:style-name="ce25" table:formula="of:=SUM([.NT7:.NT54])" office:value-type="float" office:value="0">
            <text:p>0,0</text:p>
          </table:table-cell>
          <table:table-cell table:style-name="ce25" table:formula="of:=SUM([.NU7:.NU54])" office:value-type="float" office:value="0">
            <text:p>0,0</text:p>
          </table:table-cell>
          <table:table-cell table:style-name="ce25" table:formula="of:=SUM([.NV7:.NV54])" office:value-type="float" office:value="5">
            <text:p>5,0</text:p>
          </table:table-cell>
          <table:table-cell table:style-name="ce25" table:formula="of:=SUM([.NW7:.NW54])" office:value-type="float" office:value="11">
            <text:p>11,0</text:p>
          </table:table-cell>
          <table:table-cell table:style-name="ce25" table:formula="of:=SUM([.NX7:.NX54])" office:value-type="float" office:value="10.5">
            <text:p>10,5</text:p>
          </table:table-cell>
          <table:table-cell table:style-name="ce25" table:formula="of:=SUM([.NY7:.NY54])" office:value-type="float" office:value="8">
            <text:p>8,0</text:p>
          </table:table-cell>
          <table:table-cell table:style-name="ce25" table:formula="of:=SUM([.NZ7:.NZ54])" office:value-type="float" office:value="10">
            <text:p>10,0</text:p>
          </table:table-cell>
          <table:table-cell table:style-name="ce25" table:formula="of:=SUM([.OA7:.OA54])" office:value-type="float" office:value="0">
            <text:p>0,0</text:p>
          </table:table-cell>
          <table:table-cell table:style-name="ce25" table:formula="of:=SUM([.OB7:.OB54])" office:value-type="float" office:value="0">
            <text:p>0,0</text:p>
          </table:table-cell>
          <table:table-cell table:style-name="ce25" table:formula="of:=SUM([.OC7:.OC54])" office:value-type="float" office:value="0">
            <text:p>0,0</text:p>
          </table:table-cell>
          <table:table-cell table:style-name="ce25" table:formula="of:=SUM([.OD7:.OD54])" office:value-type="float" office:value="9.5">
            <text:p>9,5</text:p>
          </table:table-cell>
          <table:table-cell table:style-name="ce25" table:formula="of:=SUM([.OE7:.OE54])" office:value-type="float" office:value="4.5">
            <text:p>4,5</text:p>
          </table:table-cell>
          <table:table-cell table:style-name="ce25" table:formula="of:=SUM([.OF7:.OF54])" office:value-type="float" office:value="9">
            <text:p>9,0</text:p>
          </table:table-cell>
          <table:table-cell table:style-name="ce25" table:formula="of:=SUM([.OG7:.OG54])" office:value-type="float" office:value="7">
            <text:p>7,0</text:p>
          </table:table-cell>
          <table:table-cell table:style-name="ce25" table:formula="of:=SUM([.OH7:.OH54])" office:value-type="float" office:value="0">
            <text:p>0,0</text:p>
          </table:table-cell>
          <table:table-cell table:style-name="ce25" table:formula="of:=SUM([.OI7:.OI54])" office:value-type="float" office:value="0">
            <text:p>0,0</text:p>
          </table:table-cell>
          <table:table-cell table:style-name="ce25" table:formula="of:=SUM([.OJ7:.OJ54])" office:value-type="float" office:value="6">
            <text:p>6,0</text:p>
          </table:table-cell>
          <table:table-cell table:style-name="ce25" table:formula="of:=SUM([.OK7:.OK54])" office:value-type="float" office:value="6.5">
            <text:p>6,5</text:p>
          </table:table-cell>
          <table:table-cell table:style-name="ce25" table:formula="of:=SUM([.OL7:.OL54])" office:value-type="float" office:value="5.5">
            <text:p>5,5</text:p>
          </table:table-cell>
          <table:table-cell table:style-name="ce25" table:formula="of:=SUM([.OM7:.OM54])" office:value-type="float" office:value="9">
            <text:p>9,0</text:p>
          </table:table-cell>
          <table:table-cell table:style-name="ce25" table:formula="of:=SUM([.ON7:.ON54])" office:value-type="float" office:value="8">
            <text:p>8,0</text:p>
          </table:table-cell>
          <table:table-cell table:style-name="ce25" table:formula="of:=SUM([.OO7:.OO54])" office:value-type="float" office:value="1.5">
            <text:p>1,5</text:p>
          </table:table-cell>
          <table:table-cell table:style-name="ce25" table:formula="of:=SUM([.OP7:.OP54])" office:value-type="float" office:value="3.5">
            <text:p>3,5</text:p>
          </table:table-cell>
          <table:table-cell table:style-name="ce25" table:formula="of:=SUM([.OQ7:.OQ54])" office:value-type="float" office:value="8.5">
            <text:p>8,5</text:p>
          </table:table-cell>
          <table:table-cell table:style-name="ce25" table:formula="of:=SUM([.OR7:.OR54])" office:value-type="float" office:value="5.5">
            <text:p>5,5</text:p>
          </table:table-cell>
          <table:table-cell table:style-name="ce25" table:formula="of:=SUM([.OS7:.OS54])" office:value-type="float" office:value="7">
            <text:p>7,0</text:p>
          </table:table-cell>
          <table:table-cell table:style-name="ce25" table:formula="of:=SUM([.OT7:.OT54])" office:value-type="float" office:value="7.5">
            <text:p>7,5</text:p>
          </table:table-cell>
          <table:table-cell table:style-name="ce25" table:formula="of:=SUM([.OU7:.OU54])" office:value-type="float" office:value="8">
            <text:p>8,0</text:p>
          </table:table-cell>
          <table:table-cell table:style-name="ce25" table:formula="of:=SUM([.OV7:.OV54])" office:value-type="float" office:value="0">
            <text:p>0,0</text:p>
          </table:table-cell>
          <table:table-cell table:style-name="ce25" table:formula="of:=SUM([.OW7:.OW54])" office:value-type="float" office:value="4.5">
            <text:p>4,5</text:p>
          </table:table-cell>
          <table:table-cell table:style-name="ce25" table:formula="of:=SUM([.OX7:.OX54])" office:value-type="float" office:value="6.5">
            <text:p>6,5</text:p>
          </table:table-cell>
          <table:table-cell table:style-name="ce25" table:formula="of:=SUM([.OY7:.OY54])" office:value-type="float" office:value="0">
            <text:p>0,0</text:p>
          </table:table-cell>
          <table:table-cell table:style-name="ce25" table:formula="of:=SUM([.OZ7:.OZ54])" office:value-type="float" office:value="8">
            <text:p>8,0</text:p>
          </table:table-cell>
          <table:table-cell table:style-name="ce25" table:formula="of:=SUM([.PA7:.PA54])" office:value-type="float" office:value="7">
            <text:p>7,0</text:p>
          </table:table-cell>
          <table:table-cell table:style-name="ce25" table:formula="of:=SUM([.PB7:.PB54])" office:value-type="float" office:value="2">
            <text:p>2,0</text:p>
          </table:table-cell>
          <table:table-cell table:style-name="ce25" table:formula="of:=SUM([.PC7:.PC54])" office:value-type="float" office:value="0">
            <text:p>0,0</text:p>
          </table:table-cell>
          <table:table-cell table:style-name="ce25" table:formula="of:=SUM([.PD7:.PD54])" office:value-type="float" office:value="0">
            <text:p>0,0</text:p>
          </table:table-cell>
          <table:table-cell table:style-name="ce25" table:formula="of:=SUM([.PE7:.PE54])" office:value-type="float" office:value="1.5">
            <text:p>1,5</text:p>
          </table:table-cell>
          <table:table-cell table:style-name="ce25" table:formula="of:=SUM([.PF7:.PF54])" office:value-type="float" office:value="6">
            <text:p>6,0</text:p>
          </table:table-cell>
          <table:table-cell table:style-name="ce25" table:formula="of:=SUM([.PG7:.PG54])" office:value-type="float" office:value="7.5">
            <text:p>7,5</text:p>
          </table:table-cell>
          <table:table-cell table:style-name="ce25" table:formula="of:=SUM([.PH7:.PH54])" office:value-type="float" office:value="9.5">
            <text:p>9,5</text:p>
          </table:table-cell>
          <table:table-cell table:style-name="ce25" table:formula="of:=SUM([.PI7:.PI54])" office:value-type="float" office:value="0">
            <text:p>0,0</text:p>
          </table:table-cell>
          <table:table-cell table:style-name="ce25" table:formula="of:=SUM([.PJ7:.PJ54])" office:value-type="float" office:value="3">
            <text:p>3,0</text:p>
          </table:table-cell>
          <table:table-cell table:style-name="ce25" table:formula="of:=SUM([.PK7:.PK54])" office:value-type="float" office:value="0">
            <text:p>0,0</text:p>
          </table:table-cell>
          <table:table-cell table:style-name="ce25" table:formula="of:=SUM([.PL7:.PL54])" office:value-type="float" office:value="1.5">
            <text:p>1,5</text:p>
          </table:table-cell>
          <table:table-cell table:style-name="ce25" table:formula="of:=SUM([.PM7:.PM54])" office:value-type="float" office:value="7.5">
            <text:p>7,5</text:p>
          </table:table-cell>
          <table:table-cell table:style-name="ce25" table:formula="of:=SUM([.PN7:.PN54])" office:value-type="float" office:value="9.5">
            <text:p>9,5</text:p>
          </table:table-cell>
          <table:table-cell table:style-name="ce25" table:formula="of:=SUM([.PO7:.PO54])" office:value-type="float" office:value="10">
            <text:p>10,0</text:p>
          </table:table-cell>
          <table:table-cell table:style-name="ce25" table:formula="of:=SUM([.PP7:.PP54])" office:value-type="float" office:value="9">
            <text:p>9,0</text:p>
          </table:table-cell>
          <table:table-cell table:style-name="ce25" table:formula="of:=SUM([.PQ7:.PQ54])" office:value-type="float" office:value="0">
            <text:p>0,0</text:p>
          </table:table-cell>
          <table:table-cell table:style-name="ce25" table:formula="of:=SUM([.PR7:.PR54])" office:value-type="float" office:value="1.5">
            <text:p>1,5</text:p>
          </table:table-cell>
          <table:table-cell table:style-name="ce25" table:formula="of:=SUM([.PS7:.PS54])" office:value-type="float" office:value="2">
            <text:p>2,0</text:p>
          </table:table-cell>
          <table:table-cell table:style-name="ce25" table:formula="of:=SUM([.PT7:.PT54])" office:value-type="float" office:value="7">
            <text:p>7,0</text:p>
          </table:table-cell>
          <table:table-cell table:style-name="ce25" table:formula="of:=SUM([.PU7:.PU54])" office:value-type="float" office:value="10">
            <text:p>10,0</text:p>
          </table:table-cell>
          <table:table-cell table:style-name="ce25" table:formula="of:=SUM([.PV7:.PV54])" office:value-type="float" office:value="9.5">
            <text:p>9,5</text:p>
          </table:table-cell>
          <table:table-cell table:style-name="ce25" table:formula="of:=SUM([.PW7:.PW54])" office:value-type="float" office:value="0">
            <text:p>0,0</text:p>
          </table:table-cell>
          <table:table-cell table:style-name="ce25" table:formula="of:=SUM([.PX7:.PX54])" office:value-type="float" office:value="0">
            <text:p>0,0</text:p>
          </table:table-cell>
          <table:table-cell table:style-name="ce25" table:formula="of:=SUM([.PY7:.PY54])" office:value-type="float" office:value="0">
            <text:p>0,0</text:p>
          </table:table-cell>
          <table:table-cell table:style-name="ce25" table:formula="of:=SUM([.PZ7:.PZ54])" office:value-type="float" office:value="11">
            <text:p>11,0</text:p>
          </table:table-cell>
          <table:table-cell table:style-name="ce25" table:formula="of:=SUM([.QA7:.QA54])" office:value-type="float" office:value="11">
            <text:p>11,0</text:p>
          </table:table-cell>
          <table:table-cell table:style-name="ce25" table:formula="of:=SUM([.QB7:.QB54])" office:value-type="float" office:value="8.5">
            <text:p>8,5</text:p>
          </table:table-cell>
          <table:table-cell table:style-name="ce25" table:formula="of:=SUM([.QC7:.QC54])" office:value-type="float" office:value="8.5">
            <text:p>8,5</text:p>
          </table:table-cell>
          <table:table-cell table:style-name="ce25" table:formula="of:=SUM([.QD7:.QD54])" office:value-type="float" office:value="5.5">
            <text:p>5,5</text:p>
          </table:table-cell>
          <table:table-cell table:style-name="ce25" table:formula="of:=SUM([.QE7:.QE54])" office:value-type="float" office:value="2">
            <text:p>2,0</text:p>
          </table:table-cell>
          <table:table-cell table:style-name="ce25" table:formula="of:=SUM([.QF7:.QF54])" office:value-type="float" office:value="0">
            <text:p>0,0</text:p>
          </table:table-cell>
          <table:table-cell table:style-name="ce25" table:formula="of:=SUM([.QG7:.QG54])" office:value-type="float" office:value="7">
            <text:p>7,0</text:p>
          </table:table-cell>
          <table:table-cell table:style-name="ce25" table:formula="of:=SUM([.QH7:.QH54])" office:value-type="float" office:value="8">
            <text:p>8,0</text:p>
          </table:table-cell>
          <table:table-cell table:style-name="ce25" table:formula="of:=SUM([.QI7:.QI54])" office:value-type="float" office:value="9">
            <text:p>9,0</text:p>
          </table:table-cell>
          <table:table-cell table:style-name="ce25" table:formula="of:=SUM([.QJ7:.QJ54])" office:value-type="float" office:value="8.5">
            <text:p>8,5</text:p>
          </table:table-cell>
          <table:table-cell table:style-name="ce25" table:formula="of:=SUM([.QK7:.QK54])" office:value-type="float" office:value="0">
            <text:p>0,0</text:p>
          </table:table-cell>
          <table:table-cell table:style-name="ce25" table:formula="of:=SUM([.QL7:.QL54])" office:value-type="float" office:value="0">
            <text:p>0,0</text:p>
          </table:table-cell>
          <table:table-cell table:style-name="ce25" table:formula="of:=SUM([.QM7:.QM54])" office:value-type="float" office:value="0">
            <text:p>0,0</text:p>
          </table:table-cell>
          <table:table-cell table:style-name="ce25" table:formula="of:=SUM([.QN7:.QN54])" office:value-type="float" office:value="7">
            <text:p>7,0</text:p>
          </table:table-cell>
          <table:table-cell table:style-name="ce25" table:formula="of:=SUM([.QO7:.QO54])" office:value-type="float" office:value="0">
            <text:p>0,0</text:p>
          </table:table-cell>
          <table:table-cell table:style-name="ce25" table:formula="of:=SUM([.QP7:.QP54])" office:value-type="float" office:value="7">
            <text:p>7,0</text:p>
          </table:table-cell>
          <table:table-cell table:style-name="ce25" table:formula="of:=SUM([.QQ7:.QQ54])" office:value-type="float" office:value="9.5">
            <text:p>9,5</text:p>
          </table:table-cell>
          <table:table-cell table:style-name="ce25" table:formula="of:=SUM([.QR7:.QR54])" office:value-type="float" office:value="9.5">
            <text:p>9,5</text:p>
          </table:table-cell>
          <table:table-cell table:style-name="ce25" table:formula="of:=SUM([.QS7:.QS54])" office:value-type="float" office:value="1">
            <text:p>1,0</text:p>
          </table:table-cell>
          <table:table-cell table:style-name="ce25" table:formula="of:=SUM([.QT7:.QT54])" office:value-type="float" office:value="0">
            <text:p>0,0</text:p>
          </table:table-cell>
          <table:table-cell table:style-name="ce25" table:formula="of:=SUM([.QU7:.QU54])" office:value-type="float" office:value="7.5">
            <text:p>7,5</text:p>
          </table:table-cell>
          <table:table-cell table:style-name="ce25" table:formula="of:=SUM([.QV7:.QV54])" office:value-type="float" office:value="9.5">
            <text:p>9,5</text:p>
          </table:table-cell>
          <table:table-cell table:style-name="ce25" table:formula="of:=SUM([.QW7:.QW54])" office:value-type="float" office:value="8">
            <text:p>8,0</text:p>
          </table:table-cell>
          <table:table-cell table:style-name="ce25" table:formula="of:=SUM([.QX7:.QX54])" office:value-type="float" office:value="8">
            <text:p>8,0</text:p>
          </table:table-cell>
          <table:table-cell table:style-name="ce25" table:formula="of:=SUM([.QY7:.QY54])" office:value-type="float" office:value="8">
            <text:p>8,0</text:p>
          </table:table-cell>
          <table:table-cell table:style-name="ce25" table:formula="of:=SUM([.QZ7:.QZ54])" office:value-type="float" office:value="0">
            <text:p>0,0</text:p>
          </table:table-cell>
          <table:table-cell table:style-name="ce25" table:formula="of:=SUM([.RA7:.RA54])" office:value-type="float" office:value="0">
            <text:p>0,0</text:p>
          </table:table-cell>
          <table:table-cell table:style-name="ce25" table:formula="of:=SUM([.RB7:.RB54])" office:value-type="float" office:value="0">
            <text:p>0,0</text:p>
          </table:table-cell>
          <table:table-cell table:style-name="ce25" table:formula="of:=SUM([.RC7:.RC54])" office:value-type="float" office:value="7">
            <text:p>7,0</text:p>
          </table:table-cell>
          <table:table-cell table:style-name="ce25" table:formula="of:=SUM([.RD7:.RD54])" office:value-type="float" office:value="8">
            <text:p>8,0</text:p>
          </table:table-cell>
          <table:table-cell table:style-name="ce25" table:formula="of:=SUM([.RE7:.RE54])" office:value-type="float" office:value="8">
            <text:p>8,0</text:p>
          </table:table-cell>
          <table:table-cell table:style-name="ce25" table:formula="of:=SUM([.RF7:.RF54])" office:value-type="float" office:value="8">
            <text:p>8,0</text:p>
          </table:table-cell>
          <table:table-cell table:style-name="ce25" table:formula="of:=SUM([.RG7:.RG54])" office:value-type="float" office:value="0">
            <text:p>0,0</text:p>
          </table:table-cell>
          <table:table-cell table:style-name="ce25" table:formula="of:=SUM([.RH7:.RH54])" office:value-type="float" office:value="0">
            <text:p>0,0</text:p>
          </table:table-cell>
          <table:table-cell table:style-name="ce25" table:formula="of:=SUM([.RI7:.RI54])" office:value-type="float" office:value="5">
            <text:p>5,0</text:p>
          </table:table-cell>
          <table:table-cell table:style-name="ce25" table:formula="of:=SUM([.RJ7:.RJ54])" office:value-type="float" office:value="8">
            <text:p>8,0</text:p>
          </table:table-cell>
          <table:table-cell table:style-name="ce25" table:formula="of:=SUM([.RK7:.RK54])" office:value-type="float" office:value="7">
            <text:p>7,0</text:p>
          </table:table-cell>
          <table:table-cell table:style-name="ce25" table:formula="of:=SUM([.RL7:.RL54])" office:value-type="float" office:value="8">
            <text:p>8,0</text:p>
          </table:table-cell>
          <table:table-cell table:style-name="ce25" table:formula="of:=SUM([.RM7:.RM54])" office:value-type="float" office:value="8">
            <text:p>8,0</text:p>
          </table:table-cell>
          <table:table-cell table:style-name="ce25" table:formula="of:=SUM([.RN7:.RN54])" office:value-type="float" office:value="0">
            <text:p>0,0</text:p>
          </table:table-cell>
          <table:table-cell table:style-name="ce25" table:formula="of:=SUM([.RO7:.RO54])" office:value-type="float" office:value="0">
            <text:p>0,0</text:p>
          </table:table-cell>
          <table:table-cell table:style-name="ce25" table:formula="of:=SUM([.RP7:.RP54])" office:value-type="float" office:value="8">
            <text:p>8,0</text:p>
          </table:table-cell>
          <table:table-cell table:style-name="ce25" table:formula="of:=SUM([.RQ7:.RQ54])" office:value-type="float" office:value="0">
            <text:p>0,0</text:p>
          </table:table-cell>
          <table:table-cell table:style-name="ce25" table:formula="of:=SUM([.RR7:.RR54])" office:value-type="float" office:value="9">
            <text:p>9,0</text:p>
          </table:table-cell>
          <table:table-cell table:style-name="ce25" table:formula="of:=SUM([.RS7:.RS54])" office:value-type="float" office:value="8">
            <text:p>8,0</text:p>
          </table:table-cell>
          <table:table-cell table:style-name="ce25" table:formula="of:=SUM([.RT7:.RT54])" office:value-type="float" office:value="7.5">
            <text:p>7,5</text:p>
          </table:table-cell>
          <table:table-cell table:style-name="ce25" table:formula="of:=SUM([.RU7:.RU54])" office:value-type="float" office:value="0">
            <text:p>0,0</text:p>
          </table:table-cell>
          <table:table-cell table:style-name="ce25" table:formula="of:=SUM([.RV7:.RV54])" office:value-type="float" office:value="0">
            <text:p>0,0</text:p>
          </table:table-cell>
          <table:table-cell table:style-name="ce25" table:formula="of:=SUM([.RW7:.RW54])" office:value-type="float" office:value="2">
            <text:p>2,0</text:p>
          </table:table-cell>
          <table:table-cell table:style-name="ce25" table:formula="of:=SUM([.RX7:.RX54])" office:value-type="float" office:value="7.5">
            <text:p>7,5</text:p>
          </table:table-cell>
          <table:table-cell table:style-name="ce25" table:formula="of:=SUM([.RY7:.RY54])" office:value-type="float" office:value="8">
            <text:p>8,0</text:p>
          </table:table-cell>
          <table:table-cell table:style-name="ce25" table:formula="of:=SUM([.RZ7:.RZ54])" office:value-type="float" office:value="8">
            <text:p>8,0</text:p>
          </table:table-cell>
          <table:table-cell table:style-name="ce25" table:formula="of:=SUM([.SA7:.SA54])" office:value-type="float" office:value="8.5">
            <text:p>8,5</text:p>
          </table:table-cell>
          <table:table-cell table:style-name="ce25" table:formula="of:=SUM([.SB7:.SB54])" office:value-type="float" office:value="0">
            <text:p>0,0</text:p>
          </table:table-cell>
          <table:table-cell table:style-name="ce25" table:formula="of:=SUM([.SC7:.SC54])" office:value-type="float" office:value="0">
            <text:p>0,0</text:p>
          </table:table-cell>
          <table:table-cell table:style-name="ce25" table:formula="of:=SUM([.SD7:.SD54])" office:value-type="float" office:value="7">
            <text:p>7,0</text:p>
          </table:table-cell>
          <table:table-cell table:style-name="ce25" table:formula="of:=SUM([.SE7:.SE54])" office:value-type="float" office:value="0">
            <text:p>0,0</text:p>
          </table:table-cell>
          <table:table-cell table:style-name="ce25" table:formula="of:=SUM([.SF7:.SF54])" office:value-type="float" office:value="5">
            <text:p>5,0</text:p>
          </table:table-cell>
          <table:table-cell table:style-name="ce25" table:formula="of:=SUM([.SG7:.SG54])" office:value-type="float" office:value="4">
            <text:p>4,0</text:p>
          </table:table-cell>
          <table:table-cell table:style-name="ce25" table:formula="of:=SUM([.SH7:.SH54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05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00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8:.SH8])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9:.SH9])" office:value-type="float" office:value="15.5">
            <text:p>15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0:.SH10])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1:.SH11])" office:value-type="float" office:value="7.5">
            <text:p>7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2:.SH12])" office:value-type="float" office:value="64.5">
            <text:p>64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3:.SH13])" office:value-type="float" office:value="86.5">
            <text:p>86,5</text:p>
          </table:table-cell>
          <table:table-cell table:style-name="ce25" table:number-columns-repeated="19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5.512cm" svg:y="7.138cm" draw:caption-point-x="-0.421cm" draw:caption-point-y="-1.1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51.448cm" svg:y="6.986cm" draw:caption-point-x="0.42cm" draw:caption-point-y="-1.02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4:.SH14])" office:value-type="float" office:value="4">
            <text:p>4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5:.SH15])" office:value-type="float" office:value="66.5">
            <text:p>66,5</text:p>
          </table:table-cell>
          <table:table-cell table:style-name="ce25" table:number-columns-repeated="28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136.552cm" svg:y="7.385cm" draw:caption-point-x="-0.491cm" draw:caption-point-y="-0.15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321.639cm" svg:y="8.996cm" draw:caption-point-x="-0.412cm" draw:caption-point-y="-1.76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6:.SH16])" office:value-type="float" office:value="1.5">
            <text:p>1,5</text:p>
          </table:table-cell>
          <table:table-cell table:style-name="ce25" table:number-columns-repeated="28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7:.SH17])" office:value-type="float" office:value="11.5">
            <text:p>11,5</text:p>
          </table:table-cell>
          <table:table-cell table:style-name="ce25" table:number-columns-repeated="22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339.426cm" svg:y="9.569cm" draw:caption-point-x="-0.134cm" draw:caption-point-y="-1.05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8:.SH18])" office:value-type="float" office:value="6.5">
            <text:p>6,5</text:p>
          </table:table-cell>
          <table:table-cell table:style-name="ce25" table:number-columns-repeated="166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9:.SH19])" office:value-type="float" office:value="0.5">
            <text:p>0,5</text:p>
          </table:table-cell>
          <table:table-cell table:style-name="ce25" table:number-columns-repeated="178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0:.SH20])" office:value-type="float" office:value="2.5">
            <text:p>2,5</text:p>
          </table:table-cell>
          <table:table-cell table:style-name="ce25" table:number-columns-repeated="17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1:.SH21])" office:value-type="float" office:value="6">
            <text:p>6,0</text:p>
          </table:table-cell>
          <table:table-cell table:style-name="ce25" table:number-columns-repeated="154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2:.SH22])" office:value-type="float" office:value="35">
            <text:p>35,0</text:p>
          </table:table-cell>
          <table:table-cell table:style-name="ce25" table:number-columns-repeated="41"/>
          <table:table-cell table:style-name="ce25" office:value-type="float" office:value="0.5">
            <office:annotation office:display="true" draw:style-name="gr2" draw:text-style-name="P2" svg:width="2.899cm" svg:height="0.991cm" svg:x="100.541cm" svg:y="10.215cm" draw:caption-point-x="-0.61cm" draw:caption-point-y="1.48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118.606cm" svg:y="10.221cm" draw:caption-point-x="-0.61cm" draw:caption-point-y="1.47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5.38cm" svg:y="10.225cm" draw:caption-point-x="-0.61cm" draw:caption-point-y="1.47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165.234cm" svg:y="9.922cm" draw:caption-point-x="0.182cm" draw:caption-point-y="1.77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68.284cm" svg:y="10.24cm" draw:caption-point-x="-0.61cm" draw:caption-point-y="1.45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239cm" svg:y="10.266cm" draw:caption-point-x="0.935cm" draw:caption-point-y="1.43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45.061cm" svg:y="10.268cm" draw:caption-point-x="-0.61cm" draw:caption-point-y="1.43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265.384cm" svg:y="10.274cm" draw:caption-point-x="-0.61cm" draw:caption-point-y="1.42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74.337cm" svg:y="12.335cm" draw:caption-point-x="-0.53cm" draw:caption-point-y="-0.63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392.076cm" svg:y="10.498cm" draw:caption-point-x="1.411cm" draw:caption-point-y="1.20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65.14cm" svg:y="13.412cm" draw:caption-point-x="0.608cm" draw:caption-point-y="-1.71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3:.SH23])" office:value-type="float" office:value="12.5">
            <text:p>12,5</text:p>
          </table:table-cell>
          <table:table-cell table:style-name="ce25" table:number-columns-repeated="19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4:.SH24])" office:value-type="float" office:value="127.5">
            <text:p>127,5</text:p>
          </table:table-cell>
          <table:table-cell table:style-name="ce25" table:number-columns-repeated="146"/>
          <table:table-cell table:style-name="ce25" office:value-type="float" office:value="2">
            <office:annotation office:display="true" draw:style-name="gr1" draw:text-style-name="P2" svg:width="2.899cm" svg:height="0.669cm" svg:x="337.644cm" svg:y="11.58cm" draw:caption-point-x="-0.61cm" draw:caption-point-y="1.39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416.471cm" svg:y="13.942cm" draw:caption-point-x="-0.402cm" draw:caption-point-y="-0.96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5:.SH25])" office:value-type="float" office:value="59">
            <text:p>59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6:.SH26])" office:value-type="float" office:value="16">
            <text:p>16,0</text:p>
          </table:table-cell>
          <table:table-cell table:style-name="ce25" table:number-columns-repeated="229"/>
          <table:table-cell table:style-name="ce25" office:value-type="float" office:value="2">
            <office:annotation office:display="true" draw:style-name="gr1" draw:text-style-name="P2" svg:width="2.899cm" svg:height="0.669cm" svg:x="523.35cm" svg:y="15.253cm" draw:caption-point-x="1.109cm" draw:caption-point-y="-1.00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565.412cm" svg:y="15.068cm" draw:caption-point-x="-0.307cm" draw:caption-point-y="-0.81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97.656cm" svg:y="15.723cm" draw:caption-point-x="1.321cm" draw:caption-point-y="-1.47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7:.SH27])" office:value-type="float" office:value="41">
            <text:p>41,0</text:p>
          </table:table-cell>
          <table:table-cell table:style-name="ce25" table:number-columns-repeated="9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247.319cm" svg:y="13.459cm" draw:caption-point-x="-0.61cm" draw:caption-point-y="1.4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258.61cm" svg:y="13.462cm" draw:caption-point-x="-0.61cm" draw:caption-point-y="1.42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11.285cm" svg:y="15.552cm" draw:caption-point-x="1.883cm" draw:caption-point-y="-0.66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531.574cm" svg:y="14.626cm" draw:caption-point-x="-0.341cm" draw:caption-point-y="0.26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540.202cm" svg:y="15.729cm" draw:caption-point-x="2.322cm" draw:caption-point-y="-0.8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44.954cm" svg:y="16.029cm" draw:caption-point-x="-0.172cm" draw:caption-point-y="-1.1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35.212cm" svg:y="15.595cm" draw:caption-point-x="-0.105cm" draw:caption-point-y="-0.70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8:.SH28])" office:value-type="float" office:value="1">
            <text:p>1,0</text:p>
          </table:table-cell>
          <table:table-cell table:style-name="ce25" table:number-columns-repeated="278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9:.SH29])" office:value-type="float" office:value="151">
            <text:p>151,0</text:p>
          </table:table-cell>
          <table:table-cell table:style-name="ce25" table:number-columns-repeated="15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12.536cm" svg:y="14.681cm" draw:caption-point-x="2.559cm" draw:caption-point-y="1.48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22.48cm" svg:y="14.722cm" draw:caption-point-x="-0.61cm" draw:caption-point-y="1.44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49.577cm" svg:y="14.735cm" draw:caption-point-x="-0.61cm" draw:caption-point-y="1.42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46.677cm" svg:y="14.773cm" draw:caption-point-x="-0.61cm" draw:caption-point-y="1.39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371.1cm" svg:y="15.044cm" draw:caption-point-x="-0.194cm" draw:caption-point-y="1.1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0:.SH30])" office:value-type="float" office:value="16.5">
            <text:p>16,5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1:.SH31])" office:value-type="float" office:value="225.5">
            <text:p>225,5</text:p>
          </table:table-cell>
          <table:table-cell table:style-name="ce25" table:number-columns-repeated="140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526.922cm" svg:y="18.442cm" draw:caption-point-x="-0.205cm" draw:caption-point-y="-1.00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533.832cm" svg:y="18.611cm" draw:caption-point-x="-0.341cm" draw:caption-point-y="-1.17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580.126cm" svg:y="18.728cm" draw:caption-point-x="0.786cm" draw:caption-point-y="-1.28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626.685cm" svg:y="16.144cm" draw:caption-point-x="-0.61cm" draw:caption-point-y="1.29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2:.SH32])" office:value-type="float" office:value="276">
            <text:p>276,0</text:p>
          </table:table-cell>
          <table:table-cell table:style-name="ce25" table:number-columns-repeated="18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89.25cm" svg:y="16.591cm" draw:caption-point-x="-0.61cm" draw:caption-point-y="1.48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129.896cm" svg:y="16.605cm" draw:caption-point-x="-0.61cm" draw:caption-point-y="1.47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253.855cm" svg:y="18.787cm" draw:caption-point-x="-0.372cm" draw:caption-point-y="-0.70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265.384cm" svg:y="16.653cm" draw:caption-point-x="-0.61cm" draw:caption-point-y="1.42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337.01cm" svg:y="19.055cm" draw:caption-point-x="0.024cm" draw:caption-point-y="-0.97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387.323cm" svg:y="17.165cm" draw:caption-point-x="-0.61cm" draw:caption-point-y="0.91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95.106cm" svg:y="19.07cm" draw:caption-point-x="-0.003cm" draw:caption-point-y="-0.99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56.38cm" svg:y="19.155cm" draw:caption-point-x="-0.307cm" draw:caption-point-y="-1.07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623.315cm" svg:y="19.213cm" draw:caption-point-x="0.502cm" draw:caption-point-y="-1.13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80.285cm" svg:y="19.713cm" draw:caption-point-x="-0.657cm" draw:caption-point-y="-1.63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784.918cm" svg:y="19.199cm" draw:caption-point-x="1.484cm" draw:caption-point-y="-1.12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3:.SH33])" office:value-type="float" office:value="56.5">
            <text:p>56,5</text:p>
          </table:table-cell>
          <table:table-cell table:style-name="ce25" table:number-columns-repeated="51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387.115cm" svg:y="19.553cm" draw:caption-point-x="-0.402cm" draw:caption-point-y="-0.83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634.774cm" svg:y="19.956cm" draw:caption-point-x="0.333cm" draw:caption-point-y="-1.2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649.131cm" svg:y="19.799cm" draw:caption-point-x="1.783cm" draw:caption-point-y="-1.08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653.277cm" svg:y="20.299cm" draw:caption-point-x="-0.105cm" draw:caption-point-y="-1.58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89.645cm" svg:y="19.232cm" draw:caption-point-x="-0.343cm" draw:caption-point-y="-0.51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778.309cm" svg:y="21.688cm" draw:caption-point-x="1.319cm" draw:caption-point-y="-2.97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91.551cm" svg:y="19.953cm" draw:caption-point-x="1.625cm" draw:caption-point-y="-1.23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847.04cm" svg:y="20.11cm" draw:caption-point-x="0.331cm" draw:caption-point-y="-1.39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4:.SH34])" office:value-type="float" office:value="81">
            <text:p>81,0</text:p>
          </table:table-cell>
          <table:table-cell table:style-name="ce25" table:number-columns-repeated="22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24.738cm" svg:y="17.914cm" draw:caption-point-x="-0.61cm" draw:caption-point-y="1.4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319.38cm" svg:y="20.283cm" draw:caption-point-x="-0.411cm" draw:caption-point-y="-0.92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45.323cm" svg:y="21.052cm" draw:caption-point-x="2.048cm" draw:caption-point-y="-1.69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860.919cm" svg:y="20.373cm" draw:caption-point-x="2.259cm" draw:caption-point-y="-1.01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5:.SH35])" office:value-type="float" office:value="16.5">
            <text:p>16,5</text:p>
          </table:table-cell>
          <table:table-cell table:style-name="ce25" table:number-columns-repeated="103"/>
          <table:table-cell table:style-name="ce25" office:value-type="float" office:value="2">
            <office:annotation office:display="true" draw:style-name="gr1" draw:text-style-name="P2" svg:width="2.899cm" svg:height="0.669cm" svg:x="240.466cm" svg:y="20.617cm" draw:caption-point-x="-0.531cm" draw:caption-point-y="-0.62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6:.SH36])" office:value-type="float" office:value="10">
            <text:p>10,0</text:p>
          </table:table-cell>
          <table:table-cell table:style-name="ce25" table:number-columns-repeated="40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7:.SH37])" office:value-type="float" office:value="5">
            <text:p>5,0</text:p>
          </table:table-cell>
          <table:table-cell table:style-name="ce25" table:number-columns-repeated="363"/>
          <table:table-cell table:style-name="ce25" office:value-type="float" office:value="1.5">
            <office:annotation office:display="true" draw:style-name="gr2" draw:text-style-name="P2" svg:width="2.899cm" svg:height="0.991cm" svg:x="825.282cm" svg:y="22.375cm" draw:caption-point-x="1.766cm" draw:caption-point-y="-1.10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8:.SH38])" office:value-type="float" office:value="13">
            <text:p>13,0</text:p>
          </table:table-cell>
          <table:table-cell table:style-name="ce25" table:number-columns-repeated="427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9:.SH39])" office:value-type="float" office:value="42.5">
            <text:p>42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0:.SH40])" office:value-type="float" office:value="5">
            <text:p>5,0</text:p>
          </table:table-cell>
          <table:table-cell table:style-name="ce25" table:number-columns-repeated="434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1:.SH41])" office:value-type="float" office:value="40.5">
            <text:p>40,5</text:p>
          </table:table-cell>
          <table:table-cell table:style-name="ce25" table:number-columns-repeated="7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2:.SH42])" office:value-type="float" office:value="37">
            <text:p>37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3:.SH43])" office:value-type="float" office:value="153.5">
            <text:p>153,5</text:p>
          </table:table-cell>
          <table:table-cell table:style-name="ce25" table:number-columns-repeated="51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81.747cm" svg:y="24.768cm" draw:caption-point-x="0.781cm" draw:caption-point-y="1.01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685.396cm" svg:y="24.51cm" draw:caption-point-x="-0.61cm" draw:caption-point-y="1.2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825.8cm" svg:y="25.243cm" draw:caption-point-x="1.248cm" draw:caption-point-y="0.53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27.046cm" svg:y="27.027cm" draw:caption-point-x="2.26cm" draw:caption-point-y="-1.24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832.174cm" svg:y="24.542cm" draw:caption-point-x="-0.61cm" draw:caption-point-y="1.23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05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4:.SH44])" office:value-type="float" office:value="99">
            <text:p>99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592.813cm" svg:y="25.293cm" draw:caption-point-x="-0.61cm" draw:caption-point-y="1.30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644.75cm" svg:y="25.317cm" draw:caption-point-x="-0.61cm" draw:caption-point-y="1.28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98.303cm" svg:y="25.355cm" draw:caption-point-x="-0.61cm" draw:caption-point-y="1.24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813.945cm" svg:y="27.891cm" draw:caption-point-x="1.813cm" draw:caption-point-y="-1.2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846.076cm" svg:y="25.272cm" draw:caption-point-x="1.295cm" draw:caption-point-y="1.32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877.172cm" svg:y="27.673cm" draw:caption-point-x="1.813cm" draw:caption-point-y="-1.07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85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5:.SH45])" office:value-type="float" office:value="4">
            <text:p>4,0</text:p>
          </table:table-cell>
          <table:table-cell table:style-name="ce25" table:number-columns-repeated="294"/>
          <table:table-cell table:style-name="ce25" office:value-type="float" office:value="1.5">
            <office:annotation office:display="true" draw:style-name="gr3" draw:text-style-name="P2" svg:width="2.899cm" svg:height="1.386cm" svg:x="671.847cm" svg:y="26.15cm" draw:caption-point-x="-0.61cm" draw:caption-point-y="1.27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1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6:.SH46])" office:value-type="float" office:value="30">
            <text:p>30,0</text:p>
          </table:table-cell>
          <table:table-cell table:style-name="ce25" table:number-columns-repeated="286"/>
          <table:table-cell table:style-name="ce25" office:value-type="float" office:value="1">
            <office:annotation office:display="true" draw:style-name="gr2" draw:text-style-name="P2" svg:width="2.899cm" svg:height="0.991cm" svg:x="651.76cm" svg:y="26.862cm" draw:caption-point-x="1.412cm" draw:caption-point-y="1.3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56.04cm" svg:y="26.962cm" draw:caption-point-x="-0.61cm" draw:caption-point-y="1.2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14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7:.SH47])" office:value-type="float" office:value="72.5">
            <text:p>72,5</text:p>
          </table:table-cell>
          <table:table-cell table:style-name="ce25" table:number-columns-repeated="30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0.88cm" svg:y="28.271cm" draw:caption-point-x="-0.61cm" draw:caption-point-y="1.27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19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8:.SH48])" office:value-type="float" office:value="113.5">
            <text:p>113,5</text:p>
          </table:table-cell>
          <table:table-cell table:style-name="ce25" table:number-columns-repeated="51"/>
          <table:table-cell table:style-name="ce25" office:value-type="float" office:value="1">
            <office:annotation office:display="true" draw:style-name="gr1" draw:text-style-name="P2" svg:width="2.899cm" svg:height="0.669cm" svg:x="123.122cm" svg:y="28.887cm" draw:caption-point-x="-0.61cm" draw:caption-point-y="1.47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163.768cm" svg:y="28.902cm" draw:caption-point-x="-0.61cm" draw:caption-point-y="1.46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184.091cm" svg:y="28.91cm" draw:caption-point-x="-0.61cm" draw:caption-point-y="1.45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226.996cm" svg:y="28.922cm" draw:caption-point-x="-0.61cm" draw:caption-point-y="1.44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233.77cm" svg:y="28.926cm" draw:caption-point-x="-0.61cm" draw:caption-point-y="1.43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42.803cm" svg:y="28.931cm" draw:caption-point-x="-0.61cm" draw:caption-point-y="1.43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272.158cm" svg:y="28.94cm" draw:caption-point-x="-0.61cm" draw:caption-point-y="1.42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317.321cm" svg:y="28.957cm" draw:caption-point-x="-0.61cm" draw:caption-point-y="1.40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339.902cm" svg:y="28.969cm" draw:caption-point-x="-0.61cm" draw:caption-point-y="1.39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405.388cm" svg:y="28.991cm" draw:caption-point-x="-0.61cm" draw:caption-point-y="1.37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465.883cm" svg:y="28.194cm" draw:caption-point-x="-0.135cm" draw:caption-point-y="2.16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93.455cm" svg:y="29.019cm" draw:caption-point-x="-0.61cm" draw:caption-point-y="1.34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531.843cm" svg:y="29.034cm" draw:caption-point-x="-0.61cm" draw:caption-point-y="1.32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549.908cm" svg:y="29.041cm" draw:caption-point-x="-0.61cm" draw:caption-point-y="1.32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556.683cm" svg:y="29.042cm" draw:caption-point-x="-0.61cm" draw:caption-point-y="1.32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565.715cm" svg:y="29.047cm" draw:caption-point-x="-0.61cm" draw:caption-point-y="1.31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572.692cm" svg:y="29.282cm" draw:caption-point-x="1.446cm" draw:caption-point-y="1.08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77.006cm" svg:y="29.049cm" draw:caption-point-x="-0.61cm" draw:caption-point-y="1.31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86.218cm" svg:y="31.624cm" draw:caption-point-x="1.469cm" draw:caption-point-y="-1.26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590.526cm" svg:y="29.141cm" draw:caption-point-x="1.677cm" draw:caption-point-y="1.22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95.071cm" svg:y="29.057cm" draw:caption-point-x="-0.61cm" draw:caption-point-y="1.30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13.136cm" svg:y="29.064cm" draw:caption-point-x="-0.61cm" draw:caption-point-y="1.29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621.055cm" svg:y="28.931cm" draw:caption-point-x="0.503cm" draw:caption-point-y="1.43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24.427cm" svg:y="29.067cm" draw:caption-point-x="-0.61cm" draw:caption-point-y="1.29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642.1cm" svg:y="29.111cm" draw:caption-point-x="-0.218cm" draw:caption-point-y="1.25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818.626cm" svg:y="29.122cm" draw:caption-point-x="-0.61cm" draw:caption-point-y="1.24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830.41cm" svg:y="29.734cm" draw:caption-point-x="1.154cm" draw:caption-point-y="0.62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77.76cm" svg:y="29.864cm" draw:caption-point-x="1.225cm" draw:caption-point-y="0.49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19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9:.SH49])" office:value-type="float" office:value="219">
            <text:p>219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.022cm" svg:y="29.677cm" draw:caption-point-x="-0.61cm" draw:caption-point-y="1.50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7.313cm" svg:y="29.68cm" draw:caption-point-x="-0.61cm" draw:caption-point-y="1.50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8.604cm" svg:y="29.685cm" draw:caption-point-x="-0.61cm" draw:caption-point-y="1.49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9.894cm" svg:y="29.69cm" draw:caption-point-x="-0.61cm" draw:caption-point-y="1.49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8.712cm" svg:y="32.559cm" draw:caption-point-x="0.895cm" draw:caption-point-y="-1.37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1.441cm" svg:y="30.23cm" draw:caption-point-x="0.425cm" draw:caption-point-y="0.95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84.499cm" svg:y="29.406cm" draw:caption-point-x="1.883cm" draw:caption-point-y="1.77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7.948cm" svg:y="29.708cm" draw:caption-point-x="2.306cm" draw:caption-point-y="1.47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34.413cm" svg:y="29.712cm" draw:caption-point-x="-0.61cm" draw:caption-point-y="1.47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47.961cm" svg:y="29.717cm" draw:caption-point-x="-0.61cm" draw:caption-point-y="1.46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79.575cm" svg:y="29.611cm" draw:caption-point-x="1.648cm" draw:caption-point-y="1.57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184.091cm" svg:y="29.731cm" draw:caption-point-x="-0.61cm" draw:caption-point-y="1.45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95.382cm" svg:y="29.734cm" draw:caption-point-x="-0.61cm" draw:caption-point-y="1.4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13.447cm" svg:y="29.74cm" draw:caption-point-x="-0.61cm" draw:caption-point-y="1.44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7.963cm" svg:y="29.742cm" draw:caption-point-x="-0.61cm" draw:caption-point-y="1.44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243.08cm" svg:y="29.991cm" draw:caption-point-x="1.371cm" draw:caption-point-y="1.19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47.319cm" svg:y="29.753cm" draw:caption-point-x="-0.61cm" draw:caption-point-y="1.43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251.914cm" svg:y="29.597cm" draw:caption-point-x="1.569cm" draw:caption-point-y="1.58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256.669cm" svg:y="29.52cm" draw:caption-point-x="1.331cm" draw:caption-point-y="1.66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60.868cm" svg:y="29.758cm" draw:caption-point-x="-0.61cm" draw:caption-point-y="1.42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65.384cm" svg:y="29.759cm" draw:caption-point-x="-0.61cm" draw:caption-point-y="1.42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287.965cm" svg:y="29.767cm" draw:caption-point-x="-0.61cm" draw:caption-point-y="1.41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94.74cm" svg:y="29.77cm" draw:caption-point-x="-0.61cm" draw:caption-point-y="1.41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303.772cm" svg:y="29.773cm" draw:caption-point-x="-0.61cm" draw:caption-point-y="1.41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334.356cm" svg:y="29.392cm" draw:caption-point-x="0.42cm" draw:caption-point-y="1.79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339.902cm" svg:y="29.791cm" draw:caption-point-x="-0.61cm" draw:caption-point-y="1.39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357.175cm" svg:y="29.837cm" draw:caption-point-x="0.182cm" draw:caption-point-y="1.34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364.742cm" svg:y="29.799cm" draw:caption-point-x="-0.61cm" draw:caption-point-y="1.38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373.774cm" svg:y="29.8cm" draw:caption-point-x="-0.61cm" draw:caption-point-y="1.38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443.37cm" svg:y="29.327cm" draw:caption-point-x="2.054cm" draw:caption-point-y="1.85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46.629cm" svg:y="30.232cm" draw:caption-point-x="1.054cm" draw:caption-point-y="0.95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450.551cm" svg:y="29.827cm" draw:caption-point-x="-0.61cm" draw:caption-point-y="1.35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455.067cm" svg:y="29.828cm" draw:caption-point-x="-0.61cm" draw:caption-point-y="1.35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461.841cm" svg:y="29.83cm" draw:caption-point-x="-0.61cm" draw:caption-point-y="1.35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465.288cm" svg:y="29.073cm" draw:caption-point-x="0.46cm" draw:caption-point-y="2.11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7.249cm" svg:y="29.921cm" draw:caption-point-x="0.757cm" draw:caption-point-y="1.26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0.874cm" svg:y="29.835cm" draw:caption-point-x="-0.61cm" draw:caption-point-y="1.34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484.423cm" svg:y="29.838cm" draw:caption-point-x="-0.61cm" draw:caption-point-y="1.34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97.971cm" svg:y="29.841cm" draw:caption-point-x="-0.61cm" draw:caption-point-y="1.34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509.262cm" svg:y="29.845cm" draw:caption-point-x="-0.61cm" draw:caption-point-y="1.33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534.101cm" svg:y="29.857cm" draw:caption-point-x="-0.61cm" draw:caption-point-y="1.32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49.908cm" svg:y="29.861cm" draw:caption-point-x="-0.61cm" draw:caption-point-y="1.32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65.715cm" svg:y="29.867cm" draw:caption-point-x="-0.61cm" draw:caption-point-y="1.31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569.591cm" svg:y="32.5cm" draw:caption-point-x="2.289cm" draw:caption-point-y="-1.31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572.827cm" svg:y="32.667cm" draw:caption-point-x="1.311cm" draw:caption-point-y="-1.48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76.946cm" svg:y="29.929cm" draw:caption-point-x="-0.55cm" draw:caption-point-y="1.25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590.05cm" svg:y="32.678cm" draw:caption-point-x="2.153cm" draw:caption-point-y="-1.49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05.495cm" svg:y="29.831cm" draw:caption-point-x="0.257cm" draw:caption-point-y="1.35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11.552cm" svg:y="32.182cm" draw:caption-point-x="0.974cm" draw:caption-point-y="-0.99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34.571cm" svg:y="32.423cm" draw:caption-point-x="0.536cm" draw:caption-point-y="-1.23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36.02cm" svg:y="29.527cm" draw:caption-point-x="1.345cm" draw:caption-point-y="1.65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644.75cm" svg:y="29.9cm" draw:caption-point-x="-0.61cm" draw:caption-point-y="1.28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68.995cm" svg:y="30.185cm" draw:caption-point-x="-0.016cm" draw:caption-point-y="0.99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685.872cm" svg:y="29.886cm" draw:caption-point-x="1.172cm" draw:caption-point-y="1.29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689.912cm" svg:y="29.916cm" draw:caption-point-x="-0.61cm" draw:caption-point-y="1.26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48.624cm" svg:y="29.926cm" draw:caption-point-x="-0.61cm" draw:caption-point-y="1.25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79.556cm" svg:y="29.98cm" draw:caption-point-x="0.072cm" draw:caption-point-y="1.20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93.927cm" svg:y="29.983cm" draw:caption-point-x="1.507cm" draw:caption-point-y="1.20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98.303cm" svg:y="29.938cm" draw:caption-point-x="-0.61cm" draw:caption-point-y="1.24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14.604cm" svg:y="32.521cm" draw:caption-point-x="1.154cm" draw:caption-point-y="-1.33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822.578cm" svg:y="29.426cm" draw:caption-point-x="2.212cm" draw:caption-point-y="1.75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825.893cm" svg:y="30.131cm" draw:caption-point-x="1.155cm" draw:caption-point-y="1.05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26.552cm" svg:y="32.478cm" draw:caption-point-x="2.754cm" draw:caption-point-y="-1.29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29.917cm" svg:y="32.455cm" draw:caption-point-x="1.647cm" draw:caption-point-y="-1.27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845.488cm" svg:y="30.184cm" draw:caption-point-x="1.883cm" draw:caption-point-y="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860.848cm" svg:y="30.47cm" draw:caption-point-x="2.33cm" draw:caption-point-y="0.71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874.232cm" svg:y="30.519cm" draw:caption-point-x="2.495cm" draw:caption-point-y="0.66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968.72cm" svg:y="31.241cm" draw:caption-point-x="0.59cm" draw:caption-point-y="-0.05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19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0:.SH50])" office:value-type="float" office:value="208.5">
            <text:p>208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00.541cm" svg:y="32.56cm" draw:caption-point-x="-0.61cm" draw:caption-point-y="-0.55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129.896cm" svg:y="30.531cm" draw:caption-point-x="-0.61cm" draw:caption-point-y="1.47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36.671cm" svg:y="30.533cm" draw:caption-point-x="-0.61cm" draw:caption-point-y="1.47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240.228cm" svg:y="33.183cm" draw:caption-point-x="-0.293cm" draw:caption-point-y="-1.17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254.02cm" svg:y="30.577cm" draw:caption-point-x="1.722cm" draw:caption-point-y="1.42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289.114cm" svg:y="30.549cm" draw:caption-point-x="0.499cm" draw:caption-point-y="1.45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351.074cm" svg:y="31.09cm" draw:caption-point-x="-0.491cm" draw:caption-point-y="0.91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368.307cm" svg:y="33.627cm" draw:caption-point-x="0.341cm" draw:caption-point-y="-1.62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477.261cm" svg:y="31.006cm" draw:caption-point-x="-0.223cm" draw:caption-point-y="0.99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540.607cm" svg:y="33.177cm" draw:caption-point-x="-0.341cm" draw:caption-point-y="-1.17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557.694cm" svg:y="30.784cm" draw:caption-point-x="0.637cm" draw:caption-point-y="1.22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593.2cm" svg:y="33.094cm" draw:caption-point-x="1.261cm" draw:caption-point-y="-1.08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97.329cm" svg:y="30.7cm" draw:caption-point-x="-0.61cm" draw:caption-point-y="1.30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16.944cm" svg:y="33.371cm" draw:caption-point-x="2.356cm" draw:caption-point-y="-1.36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22.168cm" svg:y="32.605cm" draw:caption-point-x="-0.61cm" draw:caption-point-y="-0.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750.882cm" svg:y="30.747cm" draw:caption-point-x="-0.61cm" draw:caption-point-y="1.25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823.354cm" svg:y="33.367cm" draw:caption-point-x="1.436cm" draw:caption-point-y="-1.36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861.224cm" svg:y="33.281cm" draw:caption-point-x="1.954cm" draw:caption-point-y="-1.27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74.396cm" svg:y="33.122cm" draw:caption-point-x="2.331cm" draw:caption-point-y="-1.11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19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1:.SH51])" office:value-type="float" office:value="37">
            <text:p>37,0</text:p>
          </table:table-cell>
          <table:table-cell table:style-name="ce25" table:number-columns-repeated="70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269.9cm" svg:y="31.4cm" draw:caption-point-x="-0.61cm" draw:caption-point-y="1.42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606.257cm" svg:y="33.217cm" draw:caption-point-x="-0.505cm" draw:caption-point-y="-0.39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621.09cm" svg:y="33.96cm" draw:caption-point-x="0.468cm" draw:caption-point-y="-1.13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37.066cm" svg:y="32.616cm" draw:caption-point-x="-0.343cm" draw:caption-point-y="0.20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19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2:.SH52])" office:value-type="float" office:value="16.5">
            <text:p>16,5</text:p>
          </table:table-cell>
          <table:table-cell table:style-name="ce25" table:number-columns-repeated="40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964.086cm" svg:y="35.016cm" draw:caption-point-x="2.966cm" draw:caption-point-y="-1.3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19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3:.SH53])" office:value-type="float" office:value="140">
            <text:p>140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240.109cm" svg:y="35.853cm" draw:caption-point-x="-0.174cm" draw:caption-point-y="-1.29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249.181cm" svg:y="33.286cm" draw:caption-point-x="-0.214cm" draw:caption-point-y="1.27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96.998cm" svg:y="33.144cm" draw:caption-point-x="-0.61cm" draw:caption-point-y="1.41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416.679cm" svg:y="33.19cm" draw:caption-point-x="-0.61cm" draw:caption-point-y="1.36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653.782cm" svg:y="33.277cm" draw:caption-point-x="-0.61cm" draw:caption-point-y="1.28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10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4:.SH54])" office:value-type="float" office:value="3.5">
            <text:p>3,5</text:p>
          </table:table-cell>
          <table:table-cell table:style-name="ce25" table:number-columns-repeated="201"/>
          <table:table-cell table:style-name="ce25" office:value-type="float" office:value="0">
            <office:annotation office:display="true" draw:style-name="gr2" draw:text-style-name="P2" svg:width="2.899cm" svg:height="0.991cm" svg:x="461.998cm" svg:y="36.168cm" draw:caption-point-x="-0.767cm" draw:caption-point-y="-0.78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2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2.5">
            <text:p>42,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19">
            <text:p>219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08.5">
            <text:p>208,5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0">
            <text:p>14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SH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371">
            <text:p>2371</text:p>
          </table:table-cell>
          <table:table-cell table:formula="of:=[TimeLog.B6]" office:value-type="float" office:value="2646">
            <text:p>2646</text:p>
          </table:table-cell>
          <table:table-cell table:formula="of:=[.B3]/[.A3]" office:value-type="float" office:value="1.11598481653311">
            <text:p>1,115984816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IS6:.NA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GZ6:.IR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FC6:.GY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DK6:.FB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BI6:.DJ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W6:.BH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33" table:formula="of:=SUM([TimeLog.NB33:.OM33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IS7:.NA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GZ7:.IR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FC7:.GY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DK7:.FB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33" table:formula="of:=SUM([TimeLog.NB34:.OM34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IS26:.NA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GZ22:.IR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FC17:.GY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DK15:.FB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I13:.DJ13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W12:.BH12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33" table:formula="of:=SUM([TimeLog.NB35:.OM3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IS27:.NA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GZ23:.IR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FC18:.GY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DK16:.FB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BI14:.DJ14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W13:.BH13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33" table:formula="of:=SUM([TimeLog.NB36:.OM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IS28:.NA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Z24:.IR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FC19:.GY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K17:.FB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BI15:.DJ15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W14:.BH14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33" table:formula="of:=SUM([TimeLog.NB37:.OM37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IS29:.NA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Z25:.IR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FC20:.GY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K21:.FB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BI22:.DJ22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W15:.BH15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33" table:formula="of:=SUM([TimeLog.NB38:.OM3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IS30:.NA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GZ26:.IR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FC21:.GY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DK22:.FB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I25:.DJ25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W17:.BH17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33" table:formula="of:=SUM([TimeLog.NB39:.OM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IS31:.NA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GZ27:.IR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FC22:.GY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K24:.FB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BI27:.DJ27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W22:.BH22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33" table:formula="of:=SUM([TimeLog.NB40:.OM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IS32:.NA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Z29:.IR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FC23:.GY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K25:.FB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I29:.DJ29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W25:.BH25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33" table:formula="of:=SUM([TimeLog.NB41:.OM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IS33:.NA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GZ30:.IR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FC24:.GY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K29:.FB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I32:.DJ32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W29:.BH29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33" table:formula="of:=SUM([TimeLog.NB42:.OM42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IS34:.NA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GZ31:.IR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C29:.GY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K31:.FB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I34:.DJ34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W30:.BH30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33" table:formula="of:=SUM([TimeLog.NB43:.OM43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IS35:.NA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GZ32:.IR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FC31:.GY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K32:.FB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BI35:.DJ35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W32:.BH32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33" table:formula="of:=SUM([TimeLog.NB44:.OM44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IS36:.NA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GZ44:.IR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C32:.GY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K33:.FB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I39:.DJ39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W33:.BH33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33" table:formula="of:=SUM([TimeLog.NB45:.OM45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IS37:.NA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GZ48:.IR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FC33:.GY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DK34:.FB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BI41:.DJ41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W34:.BH34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NB46:.OM46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IS38:.NA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GZ49:.IR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C48:.GY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K39:.FB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I48:.DJ48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W39:.BH39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33" table:formula="of:=SUM([TimeLog.NB47:.OM47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IS39:.NA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GZ50:.IR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C49:.GY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K47:.FB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I49:.DJ49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W42:.BH42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33" table:formula="of:=SUM([TimeLog.NB48:.OM48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IS40:.NA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GZ53:.IR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C50:.GY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K48:.FB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I50:.DJ50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W43:.BH43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33" table:formula="of:=SUM([TimeLog.NB49:.OM49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IS41:.NA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FC51:.GY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K49:.FB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BI51:.DJ51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W47:.BH47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33" table:formula="of:=SUM([TimeLog.NB50:.OM50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IS42:.NA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FC53:.GY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K50:.FB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BI53:.DJ53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W48:.BH48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33" table:formula="of:=SUM([TimeLog.NB51:.OM51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IS43:.NA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DK51:.FB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W49:.BH49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33" table:formula="of:=SUM([TimeLog.NB52:.OM52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IS44:.NA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K53:.FB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W50:.BH50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33" table:formula="of:=SUM([TimeLog.NB53:.OM53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IS45:.NA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W53:.BH53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4]" office:value-type="string" office:string-value="CarPooling (side project)">
            <text:p>CarPooling (side project)</text:p>
          </table:table-cell>
          <table:table-cell table:style-name="ce33" table:formula="of:=SUM([TimeLog.NB54:.OM54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IS46:.NA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33" table:formula="of:=SUM([TimeLog.NB55:.OM55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IS47:.NA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33" table:formula="of:=SUM([TimeLog.NB56:.OM56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IS48:.NA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NB57:.OM57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IS49:.NA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33" table:formula="of:=SUM([TimeLog.NB58:.OM58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IS50:.NA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IS51:.NA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IS52:.NA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IS53:.NA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IS54:.NA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02">
            <text:p>50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28/06/2016</text:date>, <text:time>08:3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6-28T08:39:52</dc:date>
    <dc:creator>Juste Raimbault</dc:creator>
    <meta:editing-duration>P20DT12H39M19S</meta:editing-duration>
    <meta:editing-cycles>937</meta:editing-cycles>
    <meta:generator>OpenOffice/4.1.1$Unix OpenOffice.org_project/411m6$Build-9775</meta:generator>
    <meta:document-statistic meta:table-count="9" meta:cell-count="594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SH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SH6" chart:class="chart:bar">
            <chart:data-point chart:repeated="4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SH6</svg:desc>
                </draw:g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